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5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79.4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59.5pt"/>
    </style:style>
    <style:style style:name="co6" style:family="table-column">
      <style:table-column-properties fo:break-before="auto" style:column-width="257.19pt"/>
    </style:style>
    <style:style style:name="co7" style:family="table-column">
      <style:table-column-properties fo:break-before="auto" style:column-width="258.75pt"/>
    </style:style>
    <style:style style:name="co8" style:family="table-column">
      <style:table-column-properties fo:break-before="auto" style:column-width="87.31pt"/>
    </style:style>
    <style:style style:name="co9" style:family="table-column">
      <style:table-column-properties fo:break-before="auto" style:column-width="399.26pt"/>
    </style:style>
    <style:style style:name="co10" style:family="table-column">
      <style:table-column-properties fo:break-before="auto" style:column-width="101.59pt"/>
    </style:style>
    <style:style style:name="co11" style:family="table-column">
      <style:table-column-properties fo:break-before="auto" style:column-width="430.21pt"/>
    </style:style>
    <style:style style:name="co12" style:family="table-column">
      <style:table-column-properties fo:break-before="auto" style:column-width="89.66pt"/>
    </style:style>
    <style:style style:name="co13" style:family="table-column">
      <style:table-column-properties fo:break-before="auto" style:column-width="73.84pt"/>
    </style:style>
    <style:style style:name="co14" style:family="table-column">
      <style:table-column-properties fo:break-before="auto" style:column-width="800.79pt"/>
    </style:style>
    <style:style style:name="co15" style:family="table-column">
      <style:table-column-properties fo:break-before="auto" style:column-width="95.19pt"/>
    </style:style>
    <style:style style:name="co16" style:family="table-column">
      <style:table-column-properties fo:break-before="auto" style:column-width="768.36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97.65pt"/>
    </style:style>
    <style:style style:name="co19" style:family="table-column">
      <style:table-column-properties fo:break-before="auto" style:column-width="100.01pt"/>
    </style:style>
    <style:style style:name="co20" style:family="table-column">
      <style:table-column-properties fo:break-before="auto" style:column-width="103.21pt"/>
    </style:style>
    <style:style style:name="co21" style:family="table-column">
      <style:table-column-properties fo:break-before="auto" style:column-width="71.46pt"/>
    </style:style>
    <style:style style:name="co22" style:family="table-column">
      <style:table-column-properties fo:break-before="auto" style:column-width="103.95pt"/>
    </style:style>
    <style:style style:name="co23" style:family="table-column">
      <style:table-column-properties fo:break-before="auto" style:column-width="81.69pt"/>
    </style:style>
    <style:style style:name="co24" style:family="table-column">
      <style:table-column-properties fo:break-before="auto" style:column-width="1165.9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2d05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b0f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70ad4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70ad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number-columns-repeated="4" table:default-cell-style-name="Default"/>
        <table:table-column table:style-name="co19" table:default-cell-style-name="Default"/>
        <table:table-column table:style-name="co5" table:number-columns-repeated="4" table:default-cell-style-name="Default"/>
        <table:table-column table:style-name="co20" table:default-cell-style-name="Default"/>
        <table:table-column table:style-name="co5" table:number-columns-repeated="5" table:default-cell-style-name="Default"/>
        <table:table-column table:style-name="co21" table:default-cell-style-name="Default"/>
        <table:table-column table:style-name="co5" table:number-columns-repeated="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number-columns-repeated="2" table:default-cell-style-name="Default"/>
        <table:table-column table:style-name="co24" table:default-cell-style-name="Default"/>
        <table:table-column table:style-name="co2" table:number-columns-repeated="946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/>
          <table:table-cell table:style-name="ce1" office:value-type="string" calcext:value-type="string">
            <text:p>PROBLEMA 2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/>
          <table:table-cell table:style-name="ce1" office:value-type="string" calcext:value-type="string">
            <text:p>PROBLEMA 3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3" office:value-type="string" calcext:value-type="string">
            <text:p>Orden</text:p>
          </table:table-cell>
          <table:table-cell/>
          <table:table-cell table:style-name="ce1" office:value-type="string" calcext:value-type="string">
            <text:p>PROBLEMA 4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/>
          <table:table-cell table:style-name="ce14" office:value-type="string" calcext:value-type="string">
            <text:p>PROBLEMA 5</text:p>
          </table:table-cell>
          <table:table-cell table:style-name="ce15" office:value-type="string" calcext:value-type="string">
            <text:p>Iteracion</text:p>
          </table:table-cell>
          <table:table-cell table:style-name="ce15" office:value-type="string" calcext:value-type="string">
            <text:p>Resultado</text:p>
          </table:table-cell>
          <table:table-cell table:style-name="ce16" office:value-type="string" calcext:value-type="string">
            <text:p>Orden</text:p>
          </table:table-cell>
          <table:table-cell/>
          <table:table-cell table:style-name="ce14" office:value-type="string" calcext:value-type="string">
            <text:p>PROBLEMA 6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/>
          <table:table-cell table:style-name="ce14" office:value-type="string" calcext:value-type="string">
            <text:p>PROBLEMA 7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/>
          <table:table-cell table:style-name="ce14" office:value-type="string" calcext:value-type="string">
            <text:p>PROBLEMA 8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 table:number-columns-repeated="12"/>
          <table:table-cell table:style-name="ce14" office:value-type="string" calcext:value-type="string">
            <text:p>PROBLEMA 9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 table:number-columns-repeated="19"/>
          <table:table-cell table:style-name="ce14" office:value-type="string" calcext:value-type="string">
            <text:p>PROBLEMA 10</text:p>
          </table:table-cell>
          <table:table-cell table:style-name="ce3" office:value-type="string" calcext:value-type="string">
            <text:p>Iteracion</text:p>
          </table:table-cell>
          <table:table-cell table:style-name="ce3" office:value-type="string" calcext:value-type="string">
            <text:p>Resultado</text:p>
          </table:table-cell>
          <table:table-cell table:style-name="ce9" office:value-type="string" calcext:value-type="string">
            <text:p>Orden</text:p>
          </table:table-cell>
          <table:table-cell table:number-columns-repeated="946"/>
        </table:table-row>
        <table:table-row table:style-name="ro1">
          <table:table-cell table:style-name="ce2" office:value-type="string" calcext:value-type="string">
            <text:p>T = 1^3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/>
          <table:table-cell table:style-name="ce11" office:value-type="string" calcext:value-type="string">
            <text:p>T = 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/>
          <table:table-cell table:style-name="ce11" office:value-type="string" calcext:value-type="string">
            <text:p>T = 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1, 2, 8, 5, 4, 3, 4, 9, 1, 0, 6, 2, 7, 7, 9, 8, 6]</text:p>
          </table:table-cell>
          <table:table-cell/>
          <table:table-cell table:style-name="ce11" office:value-type="string" calcext:value-type="string">
            <text:p>T = 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5, 3, 3, 7, 3, 1, 8, 4, 0, 8, 6, 8, 2, 4, 2, 0, 7, 6, 0, 6, 9, 1, 5, 9, 7, 2, 9, 4, 5]</text:p>
          </table:table-cell>
          <table:table-cell/>
          <table:table-cell table:style-name="ce8" office:value-type="string" calcext:value-type="string">
            <text:p>T = 9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string" calcext:value-type="string">
            <text:p>[1, 7, 14, 4, 6, 5, 11, 8, 11, 12, 2, 10, 3, 12, 2, 0, 13, 10, 0, 8, 9, 9, 5, 6, 7, 3, 1, 13, 4, 14]</text:p>
          </table:table-cell>
          <table:table-cell/>
          <table:table-cell table:style-name="ce4" office:value-type="string" calcext:value-type="string">
            <text:p>T = 10**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[1, 13, 6, 7, 1, 6, 13, 14, 11, 14, 14, 4, 0, 5, 4, 11, 5, 12, 4, 5, 12, 3, 6, 0, 10, 4, 7, 14, 8, 6, 3, 9, 0, 9, 9, 2, 2, 10, 8, 8, 3, 10, 5, 1, 13, 0, 7, 11, 12, 2, 9, 13, 8, 10, 2, 12, 3, 11, 7, 1]</text:p>
          </table:table-cell>
          <table:table-cell/>
          <table:table-cell table:style-name="ce4" office:value-type="string" calcext:value-type="string">
            <text:p>T = 10**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[7, 0, 13, 8, 1, 14, 12, 3, 11, 5, 11, 9, 3, 4, 5, 9, 11, 1, 10, 4, 1, 0, 4, 12, 8, 9, 2, 11, 8, 10, 2, 14, 5, 14, 0, 13, 7, 7, 8, 5, 6, 6, 12, 6, 1, 14, 10, 0, 4, 13, 13, 12, 2, 10, 9, 2, 6, 7, 3, 3]</text:p>
          </table:table-cell>
          <table:table-cell/>
          <table:table-cell table:style-name="ce8" office:value-type="string" calcext:value-type="string">
            <text:p>T=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[14, 5, 11, 7, 10, 8, 4, 13, 2, 9, 3, 8, 0, 12, 3, 2, 2, 1, 5, 9, 10, 11, 14, 1, 6, 1, 2, 13, 14, 10, 0, 7, 12, 6, 12, 12, 0, 5, 9, 6, 3, 9, 14, 7, 6, 0, 4, 8, 1, 5, 13, 11, 8, 4, 10, 13, 3, 7, 4, 11]</text:p>
          </table:table-cell>
          <table:table-cell table:number-columns-repeated="12"/>
          <table:table-cell table:style-name="ce8" office:value-type="string" calcext:value-type="string">
            <text:p>T=8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28" calcext:value-type="float">
            <text:p>128</text:p>
          </table:table-cell>
          <table:table-cell table:style-name="ce8" office:value-type="string" calcext:value-type="string">
            <text:p><text:s/>[10, 3, 2, 13, 10, 5, 11, 13, 14, 6, 9, 7, 14, 4, 3, 2, 14, 1, 7, 11, 4, 5, 12, 3, 11, 5, 8, 4, 4, 0, 12, 1, 8, 8, 1, 7, 6, 5, 1, 13, 4, 7, 10, 3, 6, 12, 12, 9, 10, 8, 14, 9, 3, 4, 2, 8, 11, 5, 0, 9, 11, 11, 0, 0, 10, 10, 0, 2, 13, 1, 2, 6, 6, 0, 3, 7, 9, 13, 12, 14, 8, 9, 14, 6, 2, 5, 7, 13, 1, 12]</text:p>
          </table:table-cell>
          <table:table-cell table:number-columns-repeated="19"/>
          <table:table-cell table:style-name="ce8" office:value-type="string" calcext:value-type="string">
            <text:p>T=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[1, 11, 10, 8, 9, 14, 11, 4, 8, 7, 12, 5, 7, 9, 9, 5, 14, 10, 0, 2, 6, 3, 8, 4, 14, 0, 14, 2, 8, 5, 1, 13, 2, 3, 11, 1, 8, 1, 8, 6, 11, 5, 1, 12, 14, 10, 5, 9, 4, 6, 7, 3, 11, 6, 9, 10, 5, 2, 9, 13, 4, 1, 11, 4, 12, 7, 0, 13, 4, 10, 6, 5, 3, 12, 11, 13, 0, 13, 7, 0, 8, 3, 0, 14, 3, 9, 6, 2, 2, 7, 14, 10, 1, 10, 12, 13, 3, 0, 12, 6, 7, 12, 2, 4, 13] </text:p>
          </table:table-cell>
          <table:table-cell table:number-columns-repeated="946"/>
        </table:table-row>
        <table:table-row table:style-name="ro1">
          <table:table-cell table:style-name="ce2" office:value-type="string" calcext:value-type="string">
            <text:p>alpha = .9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0, 1, 1, 2, 0, 0, 1, 0, 1, 2]</text:p>
          </table:table-cell>
          <table:table-cell/>
          <table:table-cell table:style-name="ce11" office:value-type="string" calcext:value-type="string">
            <text:p>  alpha =.99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/>
          <table:table-cell table:style-name="ce11" office:value-type="string" calcext:value-type="string">
            <text:p>  alpha = 0.995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string" calcext:value-type="string">
            <text:p>[5, 5, 0, 8, 2, 4, 9, 6, 8, 0, 1, 1, 6, 9, 2, 7, 7, 3, 4, 3]</text:p>
          </table:table-cell>
          <table:table-cell/>
          <table:table-cell table:style-name="ce2" office:value-type="string" calcext:value-type="string">
            <text:p>  alpha = 0.995</text:p>
          </table:table-cell>
          <table:table-cell table:style-name="ce4" office:value-type="float" office:value="2" calcext:value-type="float">
            <text:p>2</text:p>
          </table:table-cell>
          <table:table-cell table:style-name="ce13" office:value-type="float" office:value="59" calcext:value-type="float">
            <text:p>59</text:p>
          </table:table-cell>
          <table:table-cell table:style-name="ce8" office:value-type="string" calcext:value-type="string">
            <text:p>[2, 9, 4, 3, 8, 6, 0, 8, 1, 3, 3, 6, 5, 2, 0, 5, 0, 1, 6, 8, 2, 4, 7, 7, 9, 4, 7, 1, 5, 9]</text:p>
          </table:table-cell>
          <table:table-cell/>
          <table:table-cell table:style-name="ce8" office:value-type="string" calcext:value-type="string">
            <text:p>  alpha = 0.99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1, 12, 14, 4, 7, 6, 7, 0, 9, 0, 8, 3, 11, 14, 6, 2, 13, 13, 2, 8, 12, 5, 5, 11, 9, 10, 10, 1, 3, 4]</text:p>
          </table:table-cell>
          <table:table-cell/>
          <table:table-cell table:style-name="ce4" office:value-type="string" calcext:value-type="string">
            <text:p>  alpha = 0.99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[13, 0, 12, 7, 11, 3, 2, 14, 10, 5, 10, 7, 0, 4, 6, 0, 14, 5, 11, 14, 1, 9, 8, 9, 2, 1, 6, 6, 5, 13, 8, 7, 10, 9, 8, 3, 1, 6, 12, 12, 4, 10, 5, 12, 13, 3, 4, 2, 11, 0, 7, 14, 11, 1, 2, 8, 13, 4, 3, 9]</text:p>
          </table:table-cell>
          <table:table-cell/>
          <table:table-cell table:style-name="ce4" office:value-type="string" calcext:value-type="string">
            <text:p><text:s text:c="2"/>alpha = 0.99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8, 3, 13, 6, 0, 11, 8, 1, 5, 10, 8, 4, 0, 6, 14, 1, 13, 3, 10, 3, 13, 12, 4, 9, 5, 13, 2, 11, 7, 7, 1, 12, 5, 9, 0, 6, 12, 7, 8, 5, 2, 0, 9, 10, 11, 14, 10, 6, 9, 4, 12, 4, 2, 2, 3, 14, 7, 14, 11, 1]</text:p>
          </table:table-cell>
          <table:table-cell/>
          <table:table-cell table:style-name="ce8" office:value-type="string" calcext:value-type="string">
            <text:p>alpha=0.9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[6, 11, 14, 7, 3, 1, 4, 0, 2, 5, 7, 4, 0, 12, 9, 0, 2, 8, 8, 2, 11, 12, 5, 10, 5, 14, 9, 0, 9, 10, 1, 4, 13, 13, 14, 5, 3, 7, 10, 2, 6, 3, 9, 12, 8, 8, 4, 1, 12, 6, 11, 14, 13, 13, 10, 3, 6, 7, 1, 11]</text:p>
          </table:table-cell>
          <table:table-cell table:number-columns-repeated="12"/>
          <table:table-cell table:style-name="ce8" office:value-type="string" calcext:value-type="string">
            <text:p>alpha=0.99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string" calcext:value-type="string">
            <text:p>[12, 0, 0, 13, 3, 5, 11, 0, 13, 2, 10, 7, 14, 4, 10, 3, 14, 14, 14, 13, 11, 0, 8, 6, 5, 5, 4, 7, 4, 0, 11, 8, 13, 12, 1, 11, 10, 5, 1, 13, 9, 4, 10, 1, 11, 9, 14, 1, 4, 2, 13, 9, 8, 12, 2, 9, 5, 10, 0, 7, 1, 2, 6, 7, 9, 3, 8, 2, 6, 9, 6, 3, 6, 1, 12, 7, 8, 3, 12, 5, 11, 6, 14, 10, 12, 3, 2, 8, 7, 4]</text:p>
          </table:table-cell>
          <table:table-cell table:number-columns-repeated="19"/>
          <table:table-cell table:style-name="ce8" office:value-type="string" calcext:value-type="string">
            <text:p>alpha=0.995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string" calcext:value-type="string">
            <text:p>[0, 11, 0, 4, 14, 9, 11, 14, 5, 5, 2, 4, 2, 13, 9, 14, 1, 2, 0, 2, 10, 3, 8, 7, 11, 8, 13, 10, 8, 6, 1, 7, 11, 7, 5, 10, 7, 13, 2, 4, 6, 12, 3, 12, 14, 0, 12, 9, 11, 14, 2, 3, 7, 5, 9, 6, 1, 1, 6, 5, 10, 1, 5, 12, 12, 9, 7, 13, 13, 0, 3, 8, 3, 14, 6, 12, 4, 6, 13, 0, 4, 6, 4, 10, 13, 10, 4, 8, 1, 7, 11, 3, 2, 8, 0, 9, 1, 8, 3, 11, 10, 12, 9, 5, 14]</text:p>
          </table:table-cell>
          <table:table-cell table:number-columns-repeated="946"/>
        </table:table-row>
        <table:table-row table:style-name="ro1">
          <table:table-cell table:style-name="ce2" office:value-type="string" calcext:value-type="string">
            <text:p>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/>
          <table:table-cell table:style-name="ce2" office:value-type="string" calcext:value-type="string">
            <text:p>  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/>
          <table:table-cell table:style-name="ce2" office:value-type="string" calcext:value-type="string">
            <text:p>  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8, 2, 4, 6, 4, 8, 0, 9, 1, 6, 1, 2, 7, 7, 3, 9, 3]</text:p>
          </table:table-cell>
          <table:table-cell/>
          <table:table-cell table:style-name="ce2" office:value-type="string" calcext:value-type="string">
            <text:p>  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7, 5, 9, 3, 4, 3, 0, 1, 6, 6, 3, 6, 2, 2, 9, 0, 0, 1, 7, 7, 8, 8, 9, 4, 5, 2, 1, 4, 5, 8]</text:p>
          </table:table-cell>
          <table:table-cell/>
          <table:table-cell table:style-name="ce4" office:value-type="string" calcext:value-type="string">
            <text:p>  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0, 9, 14, 0, 6, 11, 13, 8, 7, 14, 2, 7, 13, 5, 3, 3, 9, 1, 2, 10, 12, 5, 10, 6, 8, 12, 11, 1, 4, 4]</text:p>
          </table:table-cell>
          <table:table-cell/>
          <table:table-cell table:style-name="ce4" office:value-type="string" calcext:value-type="string">
            <text:p>  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[1, 13, 8, 3, 8, 13, 2, 14, 4, 14, 11, 6, 3, 5, 10, 12, 5, 7, 10, 14, 6, 1, 4, 0, 13, 8, 7, 12, 10, 13, 2, 12, 10, 11, 7, 5, 3, 0, 2, 0, 3, 9, 11, 12, 4, 1, 9, 6, 9, 8, 2, 6, 5, 0, 4, 1, 14, 7, 9, 11]</text:p>
          </table:table-cell>
          <table:table-cell/>
          <table:table-cell table:style-name="ce4" office:value-type="string" calcext:value-type="string">
            <text:p><text:s text:c="2"/>K = 4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8, 3, 6, 6, 12, 1, 12, 3, 11, 8, 11, 9, 6, 8, 7, 1, 14, 7, 10, 3, 10, 14, 5, 11, 5, 13, 2, 13, 8, 0, 10, 6, 0, 9, 0, 4, 2, 7, 2, 5, 12, 1, 9, 10, 1, 2, 12, 0, 4, 3, 9, 4, 13, 5, 11, 14, 7, 14, 13, 4]</text:p>
          </table:table-cell>
          <table:table-cell/>
          <table:table-cell table:style-name="ce8" office:value-type="string" calcext:value-type="string">
            <text:p>  K = 3000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[3, 7, 3, 10, 0, 1, 4, 1, 14, 13, 12, 4, 3, 12, 4, 9, 8, 1, 8, 2, 7, 11, 10, 5, 5, 14, 9, 13, 14, 7, 12, 0, 2, 6, 8, 1, 3, 7, 10, 6, 5, 5, 0, 11, 6, 10, 6, 8, 12, 2, 9, 4, 13, 13, 9, 11, 0, 2, 11, 14]</text:p>
          </table:table-cell>
          <table:table-cell table:number-columns-repeated="12"/>
          <table:table-cell table:style-name="ce8" office:value-type="string" calcext:value-type="string">
            <text:p>  K = 3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[3, 0, 3, 13, 4, 0, 9, 1, 13, 10, 7, 1, 8, 4, 3, 14, 4, 5, 3, 11, 2, 8, 8, 1, 11, 12, 8, 10, 4, 13, 7, 7, 14, 9, 0, 12, 6, 13, 10, 13, 9, 10, 0, 3, 12, 4, 1, 2, 4, 8, 13, 9, 2, 6, 2, 12, 1, 5, 0, 9, 1, 7, 11, 11, 6, 12, 5, 7, 6, 5, 6, 14, 11, 5, 14, 10, 8, 3, 2, 14, 12, 10, 5, 9, 0, 6, 14, 11, 7, 2]</text:p>
          </table:table-cell>
          <table:table-cell table:number-columns-repeated="19"/>
          <table:table-cell table:style-name="ce8" office:value-type="string" calcext:value-type="string">
            <text:p>  K = 30000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string" calcext:value-type="string">
            <text:p>[7, 5, 2, 4, 14, 11, 12, 14, 12, 13, 12, 0, 4, 13, 14, 2, 8, 4, 2, 9, 5, 4, 8, 6, 2, 11, 9, 7, 8, 5, 10, 7, 0, 3, 11, 1, 9, 10, 4, 1, 11, 1, 2, 12, 10, 12, 14, 3, 4, 6, 7, 14, 5, 6, 11, 10, 5, 1, 9, 13, 4, 1, 10, 6, 9, 8, 12, 14, 12, 8, 6, 0, 3, 9, 14, 1, 2, 11, 13, 7, 11, 13, 6, 3, 5, 9, 1, 0, 8, 6, 10, 3, 0, 7, 5, 13, 3, 0, 7, 3, 10, 0, 2, 13, 8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1, 0, 5, 9, 2, 3, 4, 7, 1, 5, 8, 6, 2, 7, 9, 4, 6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3, 4, 3, 3, 5, 6, 0, 2, 1, 6, 8, 6, 5, 2, 9, 0, 0, 7, 7, 9, 2, 8, 1, 4, 9, 1, 8, 4, 5, 7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9, 4, 13, 0, 5, 6, 0, 8, 14, 12, 12, 2, 14, 5, 6, 11, 11, 1, 9, 10, 3, 7, 3, 8, 2, 10, 1, 13, 7, 4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[13, 4, 6, 7, 8, 1, 0, 6, 2, 2, 11, 7, 11, 4, 3, 12, 8, 14, 9, 4, 6, 1, 11, 0, 5, 12, 7, 14, 13, 6, 0, 10, 5, 9, 14, 7, 3, 2, 12, 1, 3, 8, 5, 12, 13, 9, 10, 11, 10, 8, 1, 13, 5, 9, 0, 14, 10, 3, 2, 4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3, 3, 11, 11, 12, 11, 8, 8, 5, 0, 11, 4, 14, 13, 8, 12, 9, 7, 2, 3, 1, 6, 4, 12, 5, 9, 7, 10, 1, 0, 1, 7, 6, 14, 13, 13, 12, 14, 9, 5, 2, 1, 0, 10, 13, 3, 7, 0, 4, 2, 6, 10, 2, 10, 9, 14, 4, 6, 8, 5]</text:p>
          </table:table-cell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6, 6, 9, 7, 3, 8, 8, 13, 11, 3, 12, 4, 0, 12, 4, 7, 2, 9, 5, 2, 11, 11, 0, 1, 5, 14, 1, 0, 14, 7, 14, 3, 13, 0, 13, 5, 3, 2, 10, 8, 10, 5, 9, 12, 6, 10, 4, 8, 12, 9, 6, 10, 13, 4, 1, 11, 1, 7, 2, 14]</text:p>
          </table:table-cell>
          <table:table-cell table:number-columns-repeated="13"/>
          <table:table-cell table:style-name="ce4" office:value-type="float" office:value="4" calcext:value-type="float">
            <text:p>4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string" calcext:value-type="string">
            <text:p>[10, 5, 1, 13, 3, 8, 11, 13, 12, 12, 7, 1, 14, 4, 8, 6, 14, 1, 3, 11, 11, 8, 12, 1, 14, 2, 2, 4, 5, 0, 13, 11, 13, 12, 3, 7, 6, 6, 1, 7, 2, 10, 0, 3, 5, 4, 14, 1, 9, 10, 0, 5, 13, 0, 14, 8, 11, 9, 2, 7, 4, 12, 0, 11, 10, 7, 5, 13, 6, 4, 14, 8, 10, 9, 3, 12, 9, 3, 9, 0, 6, 6, 8, 5, 2, 7, 10, 4, 9, 2]</text:p>
          </table:table-cell>
          <table:table-cell table:number-columns-repeated="20"/>
          <table:table-cell table:style-name="ce4" office:value-type="float" office:value="4" calcext:value-type="float">
            <text:p>4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0, 5, 10, 6, 14, 14, 0, 0, 8, 2, 2, 0, 2, 8, 14, 5, 1, 4, 0, 2, 4, 4, 8, 7, 14, 8, 13, 12, 9, 5, 10, 13, 2, 6, 11, 11, 1, 1, 8, 10, 6, 7, 9, 12, 8, 10, 2, 6, 3, 4, 7, 10, 1, 14, 5, 3, 10, 3, 9, 4, 14, 11, 6, 4, 12, 7, 12, 13, 3, 1, 9, 1, 12, 12, 3, 9, 13, 11, 13, 0, 1, 10, 7, 7, 13, 5, 7, 9, 11, 6, 5, 12, 13, 11, 5, 0, 3, 8, 2, 3, 14, 11, 9, 4, 6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4, 0, 8, 2, 5, 6, 1, 8, 0, 9, 1, 6, 4, 2, 7, 7, 3, 9, 3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[7, 8, 1, 3, 4, 3, 0, 8, 6, 9, 3, 5, 5, 0, 0, 6, 6, 2, 7, 7, 8, 1, 9, 4, 2, 2, 9, 1, 4, 5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4, 12, 14, 10, 6, 11, 13, 5, 8, 12, 2, 10, 11, 14, 2, 7, 9, 1, 0, 4, 3, 7, 3, 6, 0, 8, 9, 13, 1, 5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[11, 14, 2, 5, 11, 2, 3, 1, 0, 3, 14, 7, 0, 4, 6, 9, 8, 0, 4, 7, 12, 5, 14, 12, 6, 1, 8, 6, 13, 2, 3, 9, 8, 9, 10, 5, 1, 6, 12, 13, 4, 9, 7, 10, 13, 1, 12, 11, 10, 0, 10, 3, 7, 11, 14, 2, 8, 4, 5, 13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8, 14, 9, 5, 12, 11, 0, 11, 3, 8, 12, 4, 8, 6, 5, 9, 14, 13, 2, 3, 10, 13, 4, 14, 7, 11, 2, 10, 0, 13, 1, 7, 1, 2, 13, 6, 12, 9, 8, 12, 6, 3, 9, 10, 1, 10, 0, 0, 4, 7, 1, 4, 2, 5, 3, 14, 5, 6, 11, 7]</text:p>
          </table:table-cell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[6, 12, 9, 1, 8, 14, 4, 8, 0, 13, 14, 4, 10, 12, 9, 9, 2, 8, 3, 2, 6, 2, 5, 5, 11, 1, 2, 0, 14, 7, 0, 4, 12, 10, 12, 1, 7, 5, 10, 6, 11, 13, 0, 11, 6, 8, 4, 1, 3, 5, 9, 7, 13, 13, 10, 3, 3, 7, 11, 14]</text:p>
          </table:table-cell>
          <table:table-cell table:number-columns-repeated="13"/>
          <table:table-cell table:style-name="ce4" office:value-type="float" office:value="5" calcext:value-type="float">
            <text:p>5</text:p>
          </table:table-cell>
          <table:table-cell table:style-name="ce8" office:value-type="float" office:value="128" calcext:value-type="float">
            <text:p>128</text:p>
          </table:table-cell>
          <table:table-cell table:style-name="ce4" office:value-type="string" calcext:value-type="string">
            <text:p>[2, 3, 4, 8, 4, 0, 11, 11, 9, 1, 1, 2, 12, 4, 8, 5, 5, 6, 0, 13, 9, 8, 12, 6, 13, 5, 8, 9, 14, 10, 3, 12, 3, 1, 3, 12, 5, 10, 14, 5, 9, 8, 10, 3, 9, 4, 12, 10, 13, 10, 0, 7, 13, 13, 14, 2, 2, 7, 0, 6, 1, 7, 11, 4, 11, 10, 0, 0, 6, 7, 6, 14, 2, 12, 14, 11, 8, 13, 7, 1, 2, 4, 1, 6, 11, 7, 9, 5, 3, 14]</text:p>
          </table:table-cell>
          <table:table-cell table:number-columns-repeated="20"/>
          <table:table-cell table:style-name="ce4" office:value-type="float" office:value="5" calcext:value-type="float">
            <text:p>5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11, 10, 2, 8, 14, 12, 11, 14, 5, 6, 0, 4, 1, 5, 9, 5, 14, 9, 0, 2, 6, 1, 11, 2, 1, 0, 10, 7, 8, 8, 1, 7, 9, 10, 5, 1, 13, 7, 9, 6, 14, 2, 4, 13, 7, 0, 5, 12, 3, 6, 7, 4, 7, 12, 14, 7, 1, 2, 9, 6, 14, 10, 11, 6, 12, 11, 13, 12, 12, 13, 3, 0, 3, 8, 6, 10, 2, 3, 9, 0, 13, 3, 5, 4, 11, 3, 2, 8, 13, 0, 1, 10, 4, 8, 4, 13, 3, 8, 14, 11, 4, 12, 5, 10, 9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3, 2, 4, 2, 0, 0, 1, 2, 3, 1, 2, 1, 3, 0, 4, 4, 0, 4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9, 0, 6, 0, 5, 6, 2, 8, 4, 1, 1, 3, 8, 2, 7, 7, 9, 4, 3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7" office:value-type="float" office:value="56" calcext:value-type="float">
            <text:p>56</text:p>
          </table:table-cell>
          <table:table-cell table:style-name="ce8" office:value-type="string" calcext:value-type="string">
            <text:p>[3, 5, 3, 3, 4, 1, 0, 8, 6, 6, 0, 6, 8, 2, 7, 4, 0, 7, 9, 8, 2, 1, 9, 5, 2, 7, 5, 4, 9, 1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1, 7, 12, 0, 7, 6, 0, 8, 11, 1, 12, 14, 14, 5, 6, 2, 11, 10, 2, 4, 9, 13, 10, 9, 8, 3, 5, 13, 3, 4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[5, 13, 6, 3, 1, 6, 13, 14, 0, 2, 5, 11, 7, 5, 10, 12, 7, 0, 9, 4, 8, 10, 14, 8, 4, 12, 6, 3, 11, 2, 14, 13, 10, 9, 7, 1, 2, 10, 0, 12, 1, 8, 11, 12, 4, 9, 6, 2, 3, 8, 14, 5, 0, 11, 9, 1, 4, 13, 3, 7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3, 14, 11, 5, 8, 11, 8, 1, 10, 8, 11, 4, 6, 4, 12, 1, 10, 3, 12, 6, 1, 0, 4, 9, 13, 4, 2, 3, 0, 0, 10, 12, 11, 2, 9, 13, 7, 7, 2, 5, 9, 7, 0, 5, 1, 14, 7, 6, 9, 12, 5, 2, 13, 10, 8, 14, 6, 14, 13, 3]</text:p>
          </table:table-cell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10, 14, 6, 7, 8, 5, 4, 3, 12, 3, 7, 11, 9, 9, 4, 0, 2, 8, 10, 2, 6, 11, 5, 13, 5, 14, 2, 0, 1, 1, 13, 7, 12, 0, 8, 1, 3, 2, 10, 8, 1, 3, 9, 11, 6, 10, 4, 12, 12, 6, 13, 9, 13, 4, 5, 14, 0, 7, 11, 14]</text:p>
          </table:table-cell>
          <table:table-cell table:number-columns-repeated="13"/>
          <table:table-cell table:style-name="ce4" office:value-type="float" office:value="6" calcext:value-type="float">
            <text:p>6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[7, 2, 0, 5, 14, 5, 11, 11, 12, 10, 1, 1, 14, 7, 3, 14, 2, 11, 3, 12, 10, 8, 8, 1, 13, 0, 12, 11, 4, 10, 7, 1, 13, 2, 8, 0, 6, 5, 3, 4, 9, 9, 13, 1, 4, 9, 6, 2, 10, 2, 13, 9, 8, 4, 3, 6, 8, 4, 12, 2, 10, 7, 0, 14, 5, 7, 3, 5, 6, 1, 6, 9, 13, 0, 13, 11, 9, 8, 4, 14, 14, 6, 5, 3, 7, 12, 12, 11, 10, 0]</text:p>
          </table:table-cell>
          <table:table-cell table:number-columns-repeated="20"/>
          <table:table-cell table:style-name="ce4" office:value-type="float" office:value="6" calcext:value-type="float">
            <text:p>6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string" calcext:value-type="string">
            <text:p>[4, 10, 7, 4, 14, 12, 0, 14, 9, 2, 8, 0, 7, 13, 5, 5, 1, 1, 2, 1, 5, 3, 11, 6, 11, 2, 13, 5, 8, 8, 1, 7, 0, 3, 11, 13, 8, 0, 4, 14, 0, 5, 3, 11, 14, 11, 2, 9, 11, 12, 7, 10, 8, 5, 9, 14, 10, 3, 9, 6, 4, 11, 0, 13, 12, 7, 12, 12, 10, 13, 6, 3, 8, 9, 6, 10, 2, 4, 4, 6, 1, 10, 6, 4, 6, 9, 3, 12, 13, 7, 14, 2, 1, 2, 5, 13, 1, 7, 3, 12, 14, 0, 10, 9, 8] 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6, 3, 0, 5, 2, 4, 5, 6, 3, 9, 9, 1, 0, 8, 2, 7, 7, 1, 4, 8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string" calcext:value-type="string">
            <text:p>[1, 5, 3, 3, 7, 6, 2, 1, 1, 3, 8, 6, 9, 2, 4, 0, 0, 7, 6, 0, 8, 5, 9, 4, 2, 8, 7, 9, 5, 4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4, 14, 10, 6, 14, 13, 8, 7, 0, 8, 7, 11, 5, 5, 2, 9, 1, 0, 11, 2, 13, 3, 6, 9, 10, 1, 12, 3, 4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[13, 14, 1, 3, 1, 4, 5, 3, 10, 12, 11, 6, 6, 4, 10, 0, 5, 7, 8, 7, 6, 10, 14, 12, 8, 5, 7, 9, 14, 6, 11, 12, 10, 8, 11, 0, 2, 3, 0, 13, 4, 2, 13, 12, 1, 1, 9, 2, 9, 2, 5, 4, 7, 8, 13, 0, 9, 14, 3, 11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8, 3, 14, 12, 10, 1, 0, 11, 5, 8, 11, 4, 11, 7, 3, 1, 6, 1, 10, 6, 13, 9, 4, 7, 5, 4, 2, 4, 0, 14, 10, 12, 13, 3, 0, 8, 5, 7, 9, 11, 2, 2, 12, 10, 1, 14, 8, 6, 9, 13, 12, 13, 2, 5, 9, 14, 6, 7, 0, 3]</text:p>
          </table:table-cell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3, 14, 11, 7, 10, 14, 4, 12, 12, 9, 0, 14, 3, 7, 10, 9, 2, 8, 8, 2, 8, 2, 5, 5, 5, 1, 6, 0, 1, 1, 13, 7, 13, 0, 9, 4, 9, 7, 10, 12, 6, 6, 8, 11, 3, 5, 4, 1, 12, 0, 13, 10, 13, 4, 2, 3, 6, 11, 11, 14]</text:p>
          </table:table-cell>
          <table:table-cell table:number-columns-repeated="13"/>
          <table:table-cell table:style-name="ce4" office:value-type="float" office:value="7" calcext:value-type="float">
            <text:p>7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[1, 0, 2, 8, 13, 0, 11, 8, 0, 4, 13, 14, 10, 4, 8, 13, 5, 12, 7, 6, 4, 14, 8, 5, 13, 2, 11, 9, 5, 6, 3, 14, 13, 12, 10, 7, 10, 7, 1, 6, 9, 10, 0, 12, 4, 14, 3, 9, 14, 8, 2, 5, 8, 0, 2, 9, 7, 9, 0, 6, 1, 6, 3, 11, 11, 3, 4, 2, 1, 4, 12, 9, 5, 1, 12, 10, 2, 3, 11, 14, 5, 12, 3, 10, 6, 11, 1, 13, 7, 7]</text:p>
          </table:table-cell>
          <table:table-cell table:number-columns-repeated="20"/>
          <table:table-cell table:style-name="ce4" office:value-type="float" office:value="7" calcext:value-type="float">
            <text:p>7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5, 5, 10, 4, 14, 9, 0, 1, 10, 2, 13, 14, 1, 13, 14, 9, 3, 5, 0, 4, 6, 0, 8, 7, 11, 12, 13, 5, 2, 8, 1, 7, 11, 3, 11, 3, 5, 13, 2, 4, 8, 5, 9, 4, 10, 0, 14, 9, 4, 6, 1, 6, 7, 3, 13, 14, 10, 9, 1, 12, 8, 13, 10, 6, 7, 3, 8, 7, 0, 0, 6, 7, 12, 6, 14, 12, 12, 11, 9, 11, 11, 10, 6, 3, 4, 10, 7, 9, 13, 2, 14, 4, 1, 2, 5, 12, 1, 11, 3, 8, 12, 0, 2, 2, 8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8, 5, 1, 0, 4, 6, 4, 6, 9, 9, 1, 0, 8, 2, 7, 7, 3, 2, 3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7, 1, 9, 3, 8, 5, 2, 8, 6, 6, 3, 6, 5, 2, 9, 4, 3, 7, 4, 0, 8, 1, 9, 0, 2, 5, 4, 7, 1, 0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0, 7, 8, 10, 6, 6, 1, 9, 11, 12, 14, 10, 3, 5, 5, 7, 13, 1, 0, 4, 2, 9, 13, 8, 2, 3, 11, 12, 14, 4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[9, 11, 6, 3, 1, 13, 2, 1, 4, 2, 10, 7, 7, 5, 14, 0, 5, 7, 10, 14, 9, 8, 14, 12, 6, 4, 0, 3, 13, 6, 3, 12, 11, 5, 8, 2, 1, 6, 0, 12, 11, 9, 5, 12, 4, 8, 10, 10, 13, 0, 4, 9, 1, 2, 7, 11, 8, 13, 3, 14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3, 0, 4, 8, 12, 11, 3, 8, 11, 1, 12, 2, 5, 6, 5, 9, 9, 1, 2, 3, 8, 14, 4, 13, 5, 11, 9, 11, 7, 7, 13, 12, 0, 9, 13, 14, 12, 14, 1, 5, 2, 3, 4, 10, 1, 2, 10, 6, 4, 13, 6, 10, 8, 10, 0, 14, 6, 7, 0, 7]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[0, 6, 10, 10, 3, 8, 4, 12, 0, 9, 11, 4, 5, 12, 3, 2, 2, 1, 8, 2, 7, 11, 5, 1, 5, 14, 6, 13, 13, 7, 13, 9, 13, 12, 8, 3, 7, 5, 10, 2, 14, 3, 14, 7, 8, 0, 4, 12, 1, 6, 14, 11, 10, 4, 9, 6, 0, 11, 9, 1]</text:p>
          </table:table-cell>
          <table:table-cell table:number-columns-repeated="13"/>
          <table:table-cell table:style-name="ce4" office:value-type="float" office:value="8" calcext:value-type="float">
            <text:p>8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[10, 0, 1, 11, 13, 10, 12, 3, 14, 6, 14, 2, 14, 4, 8, 13, 14, 12, 7, 11, 4, 0, 10, 3, 5, 12, 8, 4, 4, 13, 3, 4, 8, 7, 5, 10, 5, 5, 3, 9, 1, 0, 0, 1, 9, 9, 6, 11, 11, 1, 9, 7, 2, 11, 7, 2, 1, 10, 2, 6, 4, 7, 5, 3, 8, 7, 0, 0, 6, 1, 2, 14, 2, 13, 8, 9, 12, 6, 12, 13, 10, 5, 3, 8, 11, 6, 14, 12, 13, 9]</text:p>
          </table:table-cell>
          <table:table-cell table:number-columns-repeated="20"/>
          <table:table-cell table:style-name="ce4" office:value-type="float" office:value="8" calcext:value-type="float">
            <text:p>8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[11, 10, 7, 13, 4, 2, 0, 14, 10, 11, 14, 5, 12, 13, 0, 3, 8, 0, 2, 12, 6, 3, 11, 4, 1, 12, 4, 7, 9, 12, 10, 13, 12, 3, 11, 10, 0, 6, 2, 4, 14, 6, 7, 0, 10, 11, 2, 14, 11, 14, 1, 8, 7, 5, 13, 7, 10, 1, 9, 7, 14, 13, 12, 1, 5, 5, 13, 7, 4, 10, 6, 5, 5, 9, 1, 9, 12, 4, 4, 6, 1, 13, 3, 3, 6, 9, 2, 11, 2, 8, 5, 8, 1, 8, 9, 0, 3, 8, 3, 6, 9, 2, 0, 14, 8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8, 5, 1, 0, 4, 9, 2, 6, 0, 1, 9, 6, 8, 2, 7, 7, 3, 4, 3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3, 5, 3, 3, 9, 6, 0, 8, 6, 1, 8, 0, 8, 2, 0, 4, 6, 7, 9, 4, 2, 5, 1, 7, 2, 4, 1, 7, 5, 9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7, 5, 7, 6, 13, 1, 8, 9, 12, 2, 2, 3, 5, 1, 11, 14, 10, 0, 14, 9, 8, 11, 6, 0, 3, 10, 13, 4, 4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17" office:value-type="float" office:value="75" calcext:value-type="float">
            <text:p>75</text:p>
          </table:table-cell>
          <table:table-cell table:style-name="ce4" office:value-type="string" calcext:value-type="string">
            <text:p>[13, 11, 1, 7, 4, 6, 3, 14, 5, 2, 14, 7, 0, 4, 2, 0, 1, 5, 11, 10, 9, 8, 6, 12, 13, 8, 7, 14, 10, 6, 3, 12, 10, 8, 12, 7, 9, 2, 1, 13, 3, 8, 5, 4, 14, 0, 9, 6, 11, 0, 11, 4, 2, 9, 13, 1, 5, 10, 3, 12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[3, 8, 13, 11, 12, 9, 13, 3, 5, 6, 12, 2, 7, 14, 12, 1, 11, 1, 4, 4, 10, 6, 4, 9, 5, 11, 12, 3, 8, 8, 9, 14, 6, 3, 0, 13, 7, 7, 2, 5, 8, 2, 0, 10, 11, 2, 0, 1, 4, 7, 6, 10, 13, 10, 9, 14, 0, 14, 5, 1]</text:p>
          </table:table-cell>
          <table:table-cell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[3, 11, 6, 1, 10, 14, 4, 6, 3, 5, 7, 8, 11, 2, 3, 9, 2, 3, 10, 4, 7, 11, 1, 5, 5, 8, 6, 0, 12, 13, 14, 4, 2, 13, 12, 1, 0, 7, 10, 12, 5, 13, 8, 0, 6, 8, 4, 1, 12, 9, 9, 11, 10, 13, 2, 14, 0, 7, 9, 14]</text:p>
          </table:table-cell>
          <table:table-cell table:number-columns-repeated="13"/>
          <table:table-cell table:style-name="ce4" office:value-type="float" office:value="9" calcext:value-type="float">
            <text:p>9</text:p>
          </table:table-cell>
          <table:table-cell table:style-name="ce19" office:value-type="float" office:value="130" calcext:value-type="float">
            <text:p>130</text:p>
          </table:table-cell>
          <table:table-cell table:style-name="ce4" office:value-type="string" calcext:value-type="string">
            <text:p>[12, 0, 2, 13, 4, 5, 11, 8, 14, 6, 5, 7, 14, 14, 14, 0, 2, 8, 9, 11, 11, 7, 8, 9, 13, 12, 8, 7, 1, 0, 3, 4, 14, 7, 1, 7, 0, 10, 3, 9, 9, 2, 11, 3, 4, 11, 12, 10, 3, 1, 2, 8, 13, 6, 1, 5, 11, 4, 10, 13, 13, 12, 4, 7, 9, 6, 5, 2, 3, 5, 2, 14, 10, 1, 12, 12, 8, 0, 6, 10, 0, 6, 1, 9, 5, 4, 6, 3, 10, 13]</text:p>
          </table:table-cell>
          <table:table-cell table:number-columns-repeated="20"/>
          <table:table-cell table:style-name="ce4" office:value-type="float" office:value="9" calcext:value-type="float">
            <text:p>9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7, 1, 10, 4, 3, 6, 8, 9, 0, 2, 14, 4, 1, 13, 14, 13, 14, 4, 2, 12, 4, 4, 13, 7, 1, 0, 14, 5, 9, 0, 1, 7, 13, 4, 11, 3, 10, 9, 2, 13, 3, 6, 12, 11, 8, 11, 6, 8, 11, 6, 2, 5, 5, 3, 2, 5, 1, 1, 9, 12, 14, 10, 5, 1, 6, 11, 7, 3, 4, 0, 6, 7, 12, 7, 12, 9, 13, 6, 9, 0, 8, 10, 11, 7, 13, 10, 10, 12, 2, 0, 8, 14, 14, 10, 5, 0, 3, 8, 2, 3, 5, 12, 8, 9, 11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1, 2, 8, 6, 4, 6, 4, 9, 1, 0, 8, 2, 7, 7, 3, 9, 3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[7, 1, 9, 3, 8, 6, 0, 2, 6, 3, 3, 0, 5, 2, 4, 0, 6, 4, 7, 7, 5, 8, 1, 9, 2, 4, 5, 9, 1, 8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[9, 4, 1, 10, 6, 6, 11, 9, 0, 0, 8, 4, 14, 12, 3, 2, 11, 1, 7, 14, 2, 5, 8, 13, 7, 10, 5, 12, 3, 13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[13, 14, 12, 3, 5, 10, 0, 14, 4, 2, 14, 7, 3, 5, 13, 0, 8, 14, 9, 7, 6, 3, 11, 8, 13, 4, 6, 9, 11, 12, 7, 9, 11, 0, 1, 1, 3, 2, 10, 10, 4, 8, 5, 8, 2, 1, 6, 6, 12, 2, 0, 1, 11, 4, 12, 7, 5, 13, 10, 9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3, 13, 4, 6, 12, 14, 8, 8, 5, 2, 7, 13, 11, 6, 9, 12, 14, 11, 3, 6, 5, 12, 14, 11, 5, 9, 2, 10, 0, 13, 10, 7, 0, 2, 8, 4, 11, 7, 6, 3, 2, 1, 9, 10, 1, 4, 0, 0, 4, 12, 1, 3, 13, 5, 9, 14, 1, 7, 8, 10]</text:p>
          </table:table-cell>
          <table:table-cell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[10, 0, 11, 7, 10, 14, 4, 8, 11, 9, 11, 4, 2, 12, 9, 2, 2, 8, 13, 3, 0, 12, 5, 1, 13, 0, 1, 2, 5, 10, 0, 4, 10, 6, 9, 5, 7, 3, 5, 12, 11, 1, 9, 8, 14, 8, 4, 6, 12, 6, 7, 3, 13, 13, 3, 14, 6, 7, 1, 14]</text:p>
          </table:table-cell>
          <table:table-cell table:number-columns-repeated="13"/>
          <table:table-cell table:style-name="ce4" office:value-type="float" office:value="10" calcext:value-type="float">
            <text:p>10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[12, 10, 2, 11, 10, 14, 7, 3, 9, 4, 5, 7, 9, 4, 6, 14, 1, 6, 0, 1, 4, 2, 8, 10, 11, 6, 8, 6, 4, 13, 0, 12, 13, 8, 8, 0, 10, 5, 4, 9, 13, 0, 6, 4, 9, 11, 14, 8, 12, 8, 12, 11, 7, 13, 13, 12, 11, 1, 12, 2, 11, 7, 0, 5, 5, 9, 5, 2, 10, 7, 3, 14, 3, 13, 14, 2, 3, 3, 1, 14, 7, 9, 10, 2, 1, 5, 6, 3, 0, 1]</text:p>
          </table:table-cell>
          <table:table-cell table:number-columns-repeated="20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157" calcext:value-type="float">
            <text:p>157</text:p>
          </table:table-cell>
          <table:table-cell table:style-name="ce8" office:value-type="string" calcext:value-type="string">
            <text:p>[7, 10, 10, 4, 14, 9, 0, 14, 8, 0, 2, 0, 2, 5, 14, 6, 8, 0, 2, 14, 13, 3, 11, 7, 2, 0, 1, 5, 9, 5, 1, 13, 11, 11, 6, 1, 8, 7, 8, 10, 9, 0, 4, 12, 14, 10, 5, 6, 3, 6, 7, 1, 7, 6, 9, 12, 8, 2, 6, 13, 4, 1, 5, 4, 9, 11, 10, 13, 10, 14, 7, 3, 3, 12, 6, 5, 13, 11, 4, 11, 1, 10, 3, 12, 4, 8, 1, 12, 13, 7, 8, 12, 4, 2, 5, 0, 3, 9, 2, 3, 11, 9, 14, 12, 13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8, 5, 1, 0, 4, 9, 6, 6, 0, 1, 9, 2, 8, 2, 7, 7, 3, 4, 3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3, 9, 3, 3, 7, 6, 0, 8, 1, 5, 0, 6, 5, 2, 4, 4, 0, 1, 6, 4, 2, 7, 9, 8, 2, 1, 8, 9, 5, 7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0, 1, 5, 0, 6, 6, 13, 5, 9, 2, 8, 2, 14, 4, 3, 7, 14, 10, 7, 8, 9, 13, 11, 11, 1, 12, 10, 12, 3, 4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1, 0, 12, 3, 8, 6, 5, 2, 0, 11, 5, 6, 7, 5, 7, 2, 8, 0, 3, 4, 6, 11, 14, 8, 4, 12, 7, 14, 13, 6, 2, 13, 9, 8, 9, 1, 10, 10, 12, 1, 4, 13, 5, 1, 14, 3, 12, 14, 10, 9, 9, 10, 2, 11, 0, 4, 1, 3, 7, 13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[7, 10, 11, 0, 5, 11, 12, 3, 1, 8, 11, 9, 11, 14, 5, 1, 2, 8, 2, 6, 9, 3, 13, 9, 5, 9, 2, 13, 8, 13, 10, 14, 6, 14, 0, 7, 12, 7, 1, 5, 2, 3, 12, 6, 1, 4, 10, 0, 4, 12, 6, 4, 13, 10, 8, 14, 3, 7, 0, 4]</text:p>
          </table:table-cell>
          <table:table-cell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10, 11, 3, 1, 8, 8, 13, 12, 0, 3, 7, 4, 10, 8, 4, 11, 2, 3, 5, 9, 7, 11, 1, 10, 3, 14, 2, 0, 9, 10, 14, 4, 12, 0, 14, 5, 2, 2, 5, 6, 1, 1, 14, 8, 6, 0, 4, 12, 7, 6, 9, 11, 13, 13, 7, 6, 13, 12, 9, 5]</text:p>
          </table:table-cell>
          <table:table-cell table:number-columns-repeated="13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3, 9, 2, 10, 10, 5, 13, 8, 11, 6, 12, 13, 14, 6, 8, 14, 4, 1, 7, 6, 13, 8, 8, 3, 5, 5, 8, 7, 7, 1, 12, 4, 14, 1, 11, 11, 1, 13, 10, 4, 0, 10, 0, 1, 9, 14, 5, 9, 2, 7, 12, 14, 3, 4, 6, 12, 5, 4, 2, 2, 0, 11, 14, 13, 3, 9, 3, 5, 6, 11, 12, 8, 2, 1, 9, 3, 2, 13, 0, 10, 6, 0, 7, 7, 11, 12, 10, 0, 9, 4]</text:p>
          </table:table-cell>
          <table:table-cell table:number-columns-repeated="20"/>
          <table:table-cell table:style-name="ce4" office:value-type="float" office:value="11" calcext:value-type="float">
            <text:p>11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string" calcext:value-type="string">
            <text:p>[0, 11, 2, 4, 9, 9, 0, 14, 10, 6, 14, 14, 0, 6, 14, 13, 14, 2, 2, 4, 9, 7, 11, 7, 11, 8, 1, 13, 8, 0, 10, 13, 8, 4, 11, 3, 5, 10, 8, 12, 1, 5, 7, 12, 4, 12, 13, 9, 11, 8, 1, 12, 7, 5, 14, 14, 1, 1, 1, 3, 3, 13, 5, 6, 9, 3, 12, 13, 0, 9, 10, 4, 7, 12, 6, 6, 2, 5, 4, 10, 11, 10, 7, 3, 13, 10, 7, 11, 2, 0, 5, 12, 1, 8, 5, 6, 4, 0, 2, 3, 9, 2, 8, 6, 3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6, 0, 8, 9, 4, 6, 4, 1, 1, 3, 8, 2, 7, 7, 9, 2, 3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5, 9, 3, 7, 6, 2, 8, 5, 6, 3, 6, 8, 2, 9, 4, 3, 0, 4, 8, 0, 7, 9, 1, 2, 1, 5, 4, 7, 0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0, 1, 13, 10, 6, 11, 0, 8, 11, 14, 4, 2, 3, 12, 5, 7, 2, 10, 9, 14, 12, 3, 8, 6, 1, 9, 5, 13, 7, 4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, 13, 5, 3, 8, 6, 3, 4, 10, 14, 1, 6, 11, 4, 13, 12, 14, 0, 9, 2, 9, 10, 14, 12, 6, 11, 1, 6, 5, 2, 8, 12, 0, 9, 7, 7, 0, 2, 13, 1, 7, 8, 5, 12, 4, 3, 10, 10, 11, 8, 2, 9, 0, 4, 14, 3, 7, 11, 13, 5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<text:s/>[3, 3, 6, 8, 0, 14, 12, 11, 5, 7, 11, 2, 6, 0, 9, 1, 6, 3, 2, 5, 13, 9, 4, 11, 7, 10, 10, 3, 8, 8, 1, 12, 1, 14, 13, 8, 7, 7, 9, 5, 12, 0, 0, 10, 13, 2, 10, 14, 4, 2, 12, 4, 1, 5, 9, 14, 4, 6, 11, 13]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[3, 8, 4, 7, 10, 14, 3, 13, 14, 3, 11, 14, 11, 12, 5, 2, 2, 9, 8, 9, 6, 12, 10, 1, 5, 1, 8, 0, 10, 6, 0, 8, 13, 0, 13, 1, 3, 5, 0, 12, 2, 9, 11, 11, 10, 2, 6, 6, 12, 7, 7, 4, 13, 4, 1, 14, 4, 7, 9, 5]</text:p>
          </table:table-cell>
          <table:table-cell table:number-columns-repeated="13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0, 1, 0, 13, 7, 6, 7, 11, 12, 6, 6, 13, 2, 14, 14, 8, 2, 4, 12, 11, 2, 0, 12, 3, 5, 12, 9, 10, 4, 10, 13, 1, 13, 1, 11, 11, 14, 13, 2, 9, 9, 0, 10, 3, 0, 0, 5, 1, 4, 5, 8, 9, 8, 5, 13, 4, 11, 4, 3, 14, 2, 6, 14, 11, 10, 10, 4, 8, 6, 1, 3, 3, 7, 1, 12, 12, 7, 3, 8, 9, 8, 5, 9, 7, 2, 14, 5, 7, 6, 0]</text:p>
          </table:table-cell>
          <table:table-cell table:number-columns-repeated="20"/>
          <table:table-cell table:style-name="ce4" office:value-type="float" office:value="12" calcext:value-type="float">
            <text:p>12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[11, 3, 0, 12, 14, 14, 0, 14, 12, 11, 12, 14, 0, 9, 0, 13, 14, 9, 2, 9, 6, 0, 5, 4, 11, 2, 2, 7, 8, 6, 10, 7, 9, 13, 11, 11, 10, 6, 11, 4, 0, 12, 8, 12, 7, 10, 2, 7, 4, 1, 12, 8, 7, 6, 1, 14, 1, 1, 5, 5, 4, 10, 5, 13, 10, 11, 2, 12, 13, 3, 1, 9, 3, 7, 6, 5, 4, 6, 4, 9, 8, 3, 6, 14, 4, 3, 1, 0, 13, 7, 1, 10, 13, 8, 5, 13, 3, 8, 3, 2, 5, 10, 2, 9, 8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0, 1, 1, 2, 0, 0, 1, 0, 1, 2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1, 2, 5, 6, 4, 3, 0, 1, 4, 6, 9, 2, 7, 7, 9, 5, 8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4, 9, 3, 4, 6, 0, 8, 8, 3, 3, 6, 5, 2, 9, 0, 5, 7, 6, 0, 2, 1, 9, 7, 2, 1, 5, 4, 7, 8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9, 4, 1, 4, 6, 6, 13, 8, 7, 14, 12, 7, 13, 1, 2, 10, 11, 10, 9, 14, 5, 5, 3, 0, 0, 12, 11, 8, 3, 2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3, 0, 1, 3, 8, 10, 13, 14, 2, 14, 3, 7, 0, 9, 6, 11, 5, 12, 4, 5, 8, 9, 6, 0, 6, 11, 0, 14, 10, 6, 2, 10, 13, 1, 7, 5, 1, 12, 8, 12, 4, 8, 7, 11, 14, 1, 9, 2, 3, 4, 7, 3, 2, 5, 4, 9, 13, 11, 10, 12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<text:s/>[8, 3, 8, 8, 10, 14, 13, 11, 5, 8, 11, 6, 14, 6, 5, 9, 2, 7, 1, 6, 13, 2, 2, 12, 7, 11, 9, 7, 12, 0, 1, 12, 4, 9, 13, 4, 0, 13, 9, 5, 11, 3, 3, 10, 12, 10, 0, 6, 1, 4, 1, 5, 2, 10, 3, 14, 7, 14, 0, 4]</text:p>
          </table:table-cell>
          <table:table-cell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6, 0, 14, 7, 10, 14, 4, 13, 6, 13, 3, 4, 0, 12, 4, 8, 2, 8, 8, 2, 6, 12, 3, 5, 13, 1, 2, 0, 14, 10, 8, 9, 12, 12, 9, 1, 7, 5, 9, 2, 1, 5, 9, 11, 3, 10, 4, 1, 3, 7, 7, 6, 10, 13, 0, 14, 11, 11, 11, 5]</text:p>
          </table:table-cell>
          <table:table-cell table:number-columns-repeated="13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14, 4, 0, 4, 3, 0, 9, 11, 5, 10, 8, 8, 14, 4, 3, 3, 14, 11, 3, 13, 4, 8, 8, 3, 11, 5, 12, 6, 14, 10, 11, 2, 6, 1, 6, 7, 4, 2, 1, 7, 13, 10, 5, 14, 9, 12, 1, 1, 10, 2, 12, 11, 7, 13, 6, 5, 5, 10, 0, 2, 1, 2, 0, 11, 9, 10, 4, 0, 6, 9, 1, 8, 13, 12, 9, 7, 12, 13, 7, 0, 9, 13, 14, 8, 2, 7, 12, 5, 3, 6]</text:p>
          </table:table-cell>
          <table:table-cell table:number-columns-repeated="20"/>
          <table:table-cell table:style-name="ce4" office:value-type="float" office:value="13" calcext:value-type="float">
            <text:p>13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[5, 5, 2, 14, 14, 14, 11, 4, 10, 6, 8, 4, 7, 13, 0, 5, 14, 2, 8, 9, 5, 3, 13, 6, 14, 0, 5, 6, 8, 12, 10, 11, 1, 1, 11, 3, 10, 7, 4, 10, 6, 1, 2, 12, 4, 12, 5, 14, 12, 2, 9, 12, 2, 3, 14, 10, 1, 1, 9, 3, 8, 1, 13, 9, 9, 11, 8, 3, 0, 0, 13, 0, 8, 7, 12, 13, 13, 9, 4, 11, 6, 10, 7, 3, 4, 9, 7, 10, 2, 0, 1, 4, 11, 7, 5, 0, 6, 7, 3, 11, 8, 12, 2, 13, 6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4, 0, 6, 2, 5, 6, 1, 8, 0, 9, 1, 5, 4, 2, 7, 7, 3, 9, 3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9, 9, 3, 7, 3, 1, 2, 5, 6, 3, 6, 5, 2, 0, 4, 0, 7, 6, 0, 8, 8, 1, 4, 2, 4, 7, 5, 8, 9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1, 4, 7, 0, 6, 11, 6, 8, 14, 14, 2, 7, 13, 4, 3, 10, 13, 10, 9, 11, 3, 5, 5, 0, 9, 12, 8, 12, 1, 2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, 14, 12, 3, 8, 13, 3, 4, 10, 4, 11, 11, 11, 5, 6, 1, 8, 5, 10, 14, 9, 1, 14, 8, 2, 4, 6, 9, 5, 6, 7, 12, 8, 7, 9, 13, 3, 0, 0, 12, 3, 13, 5, 12, 2, 0, 6, 11, 10, 2, 7, 2, 4, 13, 9, 0, 1, 14, 7, 10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83" calcext:value-type="float">
            <text:p>83</text:p>
          </table:table-cell>
          <table:table-cell table:style-name="ce4" office:value-type="string" calcext:value-type="string">
            <text:p><text:s/>[10, 8, 11, 5, 5, 2, 3, 3, 11, 7, 13, 13, 14, 4, 5, 1, 6, 8, 12, 3, 9, 2, 11, 9, 8, 3, 10, 9, 0, 13, 10, 14, 6, 2, 0, 13, 12, 7, 9, 5, 7, 1, 12, 6, 1, 2, 0, 6, 4, 4, 12, 4, 1, 10, 11, 14, 0, 14, 8, 7]</text:p>
          </table:table-cell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4, 11, 14, 1, 2, 14, 4, 0, 14, 6, 3, 4, 9, 8, 10, 7, 2, 8, 5, 9, 0, 11, 1, 5, 5, 1, 6, 5, 1, 13, 12, 7, 2, 13, 9, 12, 3, 7, 10, 12, 6, 13, 9, 2, 8, 0, 4, 8, 12, 7, 3, 11, 10, 13, 0, 14, 3, 6, 10, 11]</text:p>
          </table:table-cell>
          <table:table-cell table:number-columns-repeated="13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0, 2, 3, 8, 3, 8, 12, 7, 9, 4, 7, 7, 14, 1, 3, 0, 14, 4, 6, 5, 14, 14, 11, 6, 14, 2, 8, 1, 1, 13, 11, 2, 13, 12, 4, 13, 10, 13, 10, 6, 9, 10, 0, 3, 11, 4, 13, 8, 12, 12, 12, 9, 13, 4, 6, 9, 8, 3, 2, 10, 1, 7, 14, 5, 11, 11, 0, 5, 1, 5, 6, 6, 2, 5, 3, 0, 12, 0, 7, 9, 8, 4, 0, 10, 11, 1, 9, 5, 2, 7]</text:p>
          </table:table-cell>
          <table:table-cell table:number-columns-repeated="20"/>
          <table:table-cell table:style-name="ce4" office:value-type="float" office:value="14" calcext:value-type="float">
            <text:p>1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string" calcext:value-type="string">
            <text:p>[7, 0, 2, 14, 9, 9, 0, 0, 10, 11, 14, 4, 2, 13, 14, 11, 8, 4, 10, 2, 9, 8, 9, 4, 1, 12, 5, 5, 8, 12, 10, 11, 12, 4, 6, 3, 5, 13, 2, 6, 3, 1, 7, 2, 14, 11, 14, 8, 13, 1, 12, 10, 7, 3, 2, 7, 1, 1, 1, 5, 14, 8, 5, 4, 7, 3, 4, 12, 0, 0, 9, 0, 7, 8, 6, 5, 12, 6, 9, 6, 11, 10, 7, 13, 3, 3, 4, 8, 12, 10, 11, 2, 14, 11, 13, 13, 1, 6, 3, 6, 10, 9, 0, 13, 5] 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6, 2, 5, 6, 4, 3, 9, 9, 1, 0, 8, 2, 7, 7, 1, 4, 8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2, 4, 3, 3, 7, 4, 0, 8, 7, 6, 3, 6, 5, 2, 9, 0, 0, 1, 6, 9, 2, 8, 9, 5, 1, 5, 7, 1, 4, 8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12, 9, 8, 4, 1, 6, 7, 3, 14, 1, 14, 10, 3, 13, 2, 0, 9, 11, 5, 11, 12, 7, 5, 0, 8, 10, 6, 13, 4, 2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, 13, 6, 2, 11, 6, 0, 1, 10, 11, 14, 7, 7, 5, 4, 0, 5, 5, 4, 7, 9, 10, 14, 12, 13, 1, 6, 0, 11, 6, 8, 9, 13, 8, 3, 3, 2, 2, 12, 4, 12, 8, 5, 10, 14, 3, 10, 14, 9, 8, 12, 2, 3, 9, 11, 13, 7, 4, 0, 1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82" calcext:value-type="float">
            <text:p>82</text:p>
          </table:table-cell>
          <table:table-cell table:style-name="ce4" office:value-type="string" calcext:value-type="string">
            <text:p><text:s/>[3, 8, 6, 7, 8, 4, 8, 1, 11, 5, 11, 2, 14, 4, 5, 3, 9, 1, 3, 2, 9, 3, 4, 11, 5, 11, 2, 10, 0, 13, 12, 12, 8, 14, 0, 13, 12, 14, 1, 12, 6, 6, 9, 10, 1, 10, 10, 0, 4, 7, 9, 5, 2, 13, 7, 14, 6, 7, 0, 13]</text:p>
          </table:table-cell>
          <table:table-cell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2, 11, 14, 10, 8, 5, 4, 13, 6, 9, 3, 4, 2, 12, 3, 7, 8, 3, 8, 2, 7, 12, 5, 10, 5, 14, 2, 0, 5, 1, 6, 9, 12, 0, 14, 4, 7, 14, 10, 8, 11, 9, 0, 7, 6, 13, 4, 12, 1, 3, 11, 11, 10, 13, 1, 13, 0, 6, 9, 1]</text:p>
          </table:table-cell>
          <table:table-cell table:number-columns-repeated="13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2, 14, 2, 10, 4, 5, 9, 7, 12, 12, 10, 2, 12, 1, 6, 0, 11, 1, 0, 3, 11, 14, 8, 1, 7, 5, 8, 6, 4, 1, 13, 7, 14, 9, 11, 12, 10, 8, 3, 13, 9, 10, 3, 1, 2, 4, 14, 9, 2, 8, 14, 5, 13, 4, 6, 5, 3, 0, 2, 3, 0, 9, 11, 7, 11, 7, 8, 13, 13, 1, 6, 14, 5, 4, 12, 10, 9, 4, 6, 0, 3, 5, 11, 13, 8, 10, 2, 6, 7, 0]</text:p>
          </table:table-cell>
          <table:table-cell table:number-columns-repeated="20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11, 5, 7, 5, 14, 9, 1, 14, 8, 2, 2, 0, 1, 13, 1, 13, 1, 4, 12, 2, 6, 4, 3, 6, 13, 0, 13, 2, 8, 5, 10, 11, 8, 13, 11, 11, 0, 9, 4, 7, 14, 12, 4, 2, 10, 12, 13, 0, 12, 4, 1, 9, 5, 10, 1, 10, 12, 2, 9, 10, 7, 3, 5, 6, 12, 3, 0, 3, 13, 3, 7, 1, 9, 9, 14, 5, 14, 6, 4, 11, 8, 3, 10, 6, 6, 11, 7, 8, 2, 0, 8, 14, 14, 7, 5, 4, 8, 0, 7, 6, 9, 12, 3, 10, 11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3, 2, 4, 2, 0, 0, 1, 2, 3, 1, 2, 1, 3, 0, 4, 4, 0, 4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5, 2, 8, 5, 1, 3, 0, 1, 4, 6, 4, 2, 7, 7, 9, 9, 6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1, 9, 3, 4, 6, 2, 1, 7, 3, 8, 6, 5, 0, 9, 2, 3, 7, 6, 0, 0, 4, 9, 5, 8, 2, 8, 5, 4, 7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4, 8, 1, 6, 6, 8, 11, 9, 14, 2, 10, 3, 5, 1, 7, 11, 10, 2, 14, 12, 9, 13, 0, 0, 3, 5, 13, 7, 4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0, 5, 1, 3, 8, 1, 0, 3, 4, 2, 14, 7, 6, 5, 3, 12, 8, 14, 4, 7, 6, 8, 4, 0, 5, 12, 9, 14, 13, 6, 11, 13, 0, 11, 1, 7, 2, 6, 12, 8, 9, 2, 11, 10, 14, 3, 9, 2, 12, 10, 9, 5, 4, 0, 11, 1, 10, 13, 13, 7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86" calcext:value-type="float">
            <text:p>86</text:p>
          </table:table-cell>
          <table:table-cell table:style-name="ce4" office:value-type="string" calcext:value-type="string">
            <text:p><text:s/>[8, 1, 4, 8, 10, 14, 0, 1, 2, 7, 11, 9, 11, 4, 5, 9, 6, 7, 2, 11, 9, 2, 11, 12, 5, 10, 12, 6, 0, 13, 10, 14, 8, 14, 0, 8, 13, 13, 1, 5, 5, 3, 9, 10, 12, 2, 12, 1, 4, 4, 6, 3, 13, 7, 3, 14, 7, 6, 0, 3]</text:p>
          </table:table-cell>
          <table:table-cell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4, 8, 14, 10, 8, 8, 5, 12, 11, 9, 3, 0, 9, 9, 3, 0, 2, 8, 10, 2, 6, 11, 5, 5, 5, 14, 2, 0, 1, 6, 12, 4, 13, 13, 12, 1, 2, 7, 3, 12, 6, 13, 9, 7, 3, 13, 4, 6, 1, 0, 7, 10, 10, 4, 7, 14, 11, 11, 14, 1]</text:p>
          </table:table-cell>
          <table:table-cell table:number-columns-repeated="13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1, 1, 0, 2, 3, 5, 13, 3, 12, 10, 10, 2, 14, 2, 14, 14, 4, 8, 7, 13, 6, 8, 12, 4, 8, 7, 6, 11, 12, 11, 11, 2, 14, 13, 5, 3, 4, 13, 4, 13, 1, 4, 3, 3, 11, 14, 12, 9, 10, 2, 8, 9, 7, 14, 2, 12, 11, 9, 1, 10, 1, 9, 8, 0, 9, 6, 0, 0, 10, 7, 6, 7, 9, 5, 0, 5, 0, 5, 13, 10, 7, 4, 6, 8, 6, 3, 1, 12, 5, 11]</text:p>
          </table:table-cell>
          <table:table-cell table:number-columns-repeated="20"/>
          <table:table-cell table:style-name="ce4" office:value-type="float" office:value="16" calcext:value-type="float">
            <text:p>16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string" calcext:value-type="string">
            <text:p>[4, 0, 8, 4, 14, 9, 0, 14, 10, 12, 8, 0, 14, 8, 3, 9, 8, 5, 12, 2, 6, 14, 9, 2, 13, 0, 1, 12, 8, 5, 1, 7, 11, 7, 12, 3, 0, 1, 4, 4, 0, 6, 1, 2, 10, 11, 6, 10, 11, 6, 7, 7, 7, 6, 9, 7, 1, 1, 9, 5, 7, 3, 10, 4, 5, 11, 13, 3, 13, 12, 13, 6, 5, 9, 14, 5, 4, 3, 14, 0, 13, 10, 10, 3, 13, 8, 2, 8, 2, 4, 11, 2, 2, 11, 5, 9, 1, 13, 11, 6, 10, 3, 12, 14, 12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9, 5, 6, 0, 4, 8, 4, 6, 0, 7, 1, 3, 8, 2, 1, 7, 9, 2, 3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5, 9, 3, 4, 8, 8, 1, 2, 3, 3, 6, 5, 6, 9, 0, 0, 7, 7, 0, 6, 2, 9, 4, 1, 5, 7, 8, 4, 2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[12, 13, 13, 7, 5, 6, 9, 8, 9, 4, 14, 2, 11, 5, 0, 11, 1, 10, 7, 4, 3, 8, 3, 6, 0, 12, 10, 2, 1, 14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3, 11, 12, 7, 8, 6, 3, 14, 4, 3, 10, 5, 2, 5, 6, 12, 6, 0, 10, 7, 13, 0, 2, 11, 4, 4, 1, 14, 10, 6, 8, 9, 13, 9, 7, 3, 9, 1, 2, 0, 5, 8, 12, 12, 14, 1, 10, 14, 11, 8, 5, 4, 1, 3, 11, 2, 7, 9, 0, 13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83" calcext:value-type="float">
            <text:p>83</text:p>
          </table:table-cell>
          <table:table-cell table:style-name="ce4" office:value-type="string" calcext:value-type="string">
            <text:p><text:s/>[3, 8, 6, 5, 8, 1, 12, 10, 5, 8, 11, 4, 14, 14, 3, 9, 6, 7, 1, 3, 2, 3, 4, 11, 5, 11, 12, 9, 0, 13, 1, 14, 5, 2, 13, 6, 0, 7, 9, 12, 6, 8, 0, 10, 13, 0, 10, 12, 4, 2, 1, 13, 2, 10, 9, 14, 7, 7, 11, 4]</text:p>
          </table:table-cell>
          <table:table-cell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6, 10, 11, 10, 11, 14, 13, 12, 11, 9, 14, 4, 0, 3, 3, 0, 2, 3, 5, 2, 7, 12, 5, 13, 6, 14, 2, 0, 8, 1, 1, 8, 10, 6, 12, 1, 7, 2, 9, 8, 6, 13, 8, 7, 4, 0, 9, 12, 1, 5, 13, 4, 10, 4, 7, 14, 3, 11, 9, 5]</text:p>
          </table:table-cell>
          <table:table-cell table:number-columns-repeated="13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3, 1, 3, 13, 14, 9, 1, 4, 12, 4, 5, 14, 2, 4, 0, 11, 5, 3, 8, 11, 10, 6, 11, 6, 14, 10, 8, 9, 7, 10, 12, 8, 8, 12, 1, 7, 10, 5, 1, 7, 9, 6, 3, 1, 12, 14, 3, 2, 14, 13, 2, 8, 13, 4, 13, 9, 5, 5, 12, 6, 4, 12, 14, 7, 9, 11, 0, 5, 10, 11, 6, 6, 2, 0, 0, 7, 2, 13, 13, 0, 4, 8, 0, 10, 9, 7, 1, 11, 2, 3]</text:p>
          </table:table-cell>
          <table:table-cell table:number-columns-repeated="20"/>
          <table:table-cell table:style-name="ce4" office:value-type="float" office:value="17" calcext:value-type="float">
            <text:p>17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[4, 10, 10, 4, 14, 9, 11, 14, 8, 11, 14, 14, 2, 9, 13, 0, 1, 0, 2, 9, 6, 1, 9, 4, 1, 0, 13, 2, 8, 5, 10, 13, 3, 7, 4, 11, 7, 7, 4, 4, 0, 9, 6, 2, 7, 5, 14, 6, 3, 2, 2, 10, 11, 5, 11, 14, 12, 3, 9, 12, 7, 4, 0, 1, 5, 5, 10, 14, 3, 1, 13, 3, 12, 9, 12, 10, 13, 12, 13, 3, 6, 13, 6, 7, 5, 11, 2, 8, 8, 6, 8, 8, 1, 10, 11, 0, 1, 8, 7, 12, 12, 6, 0, 3, 5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3, 4, 1, 2, 0, 0, 1, 2, 3, 4, 2, 1, 3, 0, 2, 4, 0, 4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1, 0, 8, 6, 4, 6, 4, 9, 1, 2, 8, 2, 7, 7, 3, 9, 3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string" calcext:value-type="string">
            <text:p>[1, 9, 4, 3, 8, 6, 1, 8, 7, 3, 8, 9, 5, 2, 0, 0, 3, 6, 6, 0, 1, 4, 2, 7, 5, 5, 4, 9, 2, 7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1, 10, 12, 10, 1, 4, 13, 8, 9, 14, 12, 0, 3, 13, 6, 0, 14, 11, 7, 11, 2, 9, 5, 6, 7, 3, 5, 8, 2, 4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, 13, 1, 0, 9, 6, 3, 14, 10, 5, 11, 4, 7, 14, 10, 9, 8, 12, 3, 7, 12, 3, 11, 12, 13, 4, 1, 6, 10, 6, 2, 8, 10, 9, 1, 5, 2, 11, 13, 0, 5, 8, 7, 12, 14, 0, 4, 6, 2, 8, 14, 2, 3, 4, 0, 11, 5, 9, 7, 13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1, 4, 7, 8, 14, 12, 11, 5, 7, 2, 9, 14, 6, 12, 4, 8, 13, 14, 6, 13, 6, 13, 12, 7, 11, 2, 12, 10, 13, 10, 4, 1, 9, 11, 9, 0, 7, 9, 5, 3, 3, 0, 5, 5, 2, 10, 0, 4, 3, 1, 2, 1, 10, 11, 14, 0, 6, 8, 8]</text:p>
          </table:table-cell>
          <table:table-cell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0, 10, 3, 7, 3, 8, 4, 13, 14, 3, 7, 4, 0, 12, 8, 9, 11, 1, 5, 9, 7, 11, 2, 13, 4, 1, 2, 0, 10, 10, 14, 0, 13, 6, 12, 12, 9, 2, 5, 6, 14, 13, 8, 11, 6, 8, 6, 12, 1, 5, 9, 11, 10, 4, 7, 14, 3, 2, 1, 5]</text:p>
          </table:table-cell>
          <table:table-cell table:number-columns-repeated="13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12, 6, 0, 11, 8, 3, 7, 1, 13, 12, 10, 3, 2, 4, 3, 2, 5, 1, 10, 11, 4, 8, 12, 6, 4, 5, 8, 7, 1, 13, 0, 9, 8, 3, 8, 11, 6, 9, 1, 14, 13, 0, 10, 3, 5, 14, 14, 2, 12, 9, 0, 11, 13, 13, 13, 9, 11, 14, 0, 6, 6, 7, 5, 11, 10, 12, 5, 0, 1, 7, 10, 14, 2, 5, 14, 4, 12, 7, 4, 2, 9, 4, 10, 3, 7, 2, 8, 9, 6, 1]</text:p>
          </table:table-cell>
          <table:table-cell table:number-columns-repeated="20"/>
          <table:table-cell table:style-name="ce4" office:value-type="float" office:value="18" calcext:value-type="float">
            <text:p>18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11, 14, 2, 5, 5, 0, 0, 14, 8, 11, 2, 0, 8, 13, 14, 13, 4, 14, 12, 9, 13, 3, 9, 3, 11, 2, 8, 2, 9, 2, 0, 13, 7, 0, 5, 1, 9, 1, 7, 12, 11, 12, 4, 11, 7, 2, 5, 7, 3, 13, 9, 3, 7, 3, 1, 8, 10, 1, 9, 4, 12, 1, 6, 9, 1, 7, 7, 13, 0, 10, 6, 6, 12, 6, 10, 12, 12, 6, 4, 14, 4, 10, 10, 3, 4, 8, 10, 8, 13, 8, 1, 10, 6, 11, 5, 2, 3, 11, 5, 6, 4, 0, 5, 14, 14]</text:p>
          </table:table-cell>
          <table:table-cell table:number-columns-repeated="94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1, 2, 8, 6, 4, 6, 0, 1, 9, 3, 8, 2, 7, 7, 9, 4, 3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[9, 1, 3, 3, 8, 6, 2, 2, 6, 6, 3, 1, 5, 2, 0, 0, 0, 7, 4, 8, 8, 5, 7, 4, 9, 9, 1, 5, 7, 4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9, 7, 10, 6, 4, 8, 8, 9, 14, 2, 3, 11, 13, 5, 0, 11, 1, 2, 14, 3, 7, 5, 6, 0, 12, 10, 13, 1, 4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9, 14, 12, 3, 8, 6, 13, 1, 11, 2, 6, 7, 0, 5, 4, 14, 8, 5, 4, 7, 5, 1, 14, 12, 13, 12, 8, 7, 13, 6, 11, 9, 10, 1, 0, 3, 2, 6, 12, 8, 3, 2, 11, 4, 4, 10, 9, 2, 10, 0, 1, 5, 0, 3, 7, 10, 13, 9, 14, 11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5, 9, 8, 0, 14, 12, 3, 11, 1, 2, 2, 6, 4, 5, 9, 8, 7, 2, 8, 13, 12, 4, 11, 5, 10, 12, 3, 13, 0, 10, 6, 1, 14, 0, 6, 11, 7, 1, 5, 12, 3, 0, 10, 13, 9, 7, 14, 8, 4, 7, 10, 2, 9, 11, 14, 4, 6, 13, 1]</text:p>
          </table:table-cell>
          <table:table-cell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[0, 8, 14, 7, 10, 14, 4, 12, 0, 6, 3, 4, 5, 12, 3, 9, 8, 8, 5, 2, 11, 11, 1, 5, 4, 4, 9, 13, 13, 7, 6, 14, 2, 1, 14, 1, 9, 7, 1, 12, 5, 9, 11, 0, 6, 10, 2, 8, 12, 0, 10, 10, 13, 13, 3, 6, 3, 7, 2, 11]</text:p>
          </table:table-cell>
          <table:table-cell table:number-columns-repeated="13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, 0, 0, 13, 10, 8, 13, 12, 9, 6, 1, 1, 12, 14, 8, 4, 10, 6, 9, 11, 11, 7, 12, 1, 0, 5, 9, 6, 4, 13, 12, 5, 5, 13, 8, 7, 7, 5, 4, 7, 11, 6, 3, 14, 0, 14, 4, 1, 10, 8, 8, 14, 13, 11, 3, 9, 5, 2, 2, 4, 11, 2, 3, 0, 9, 7, 5, 2, 10, 2, 4, 14, 13, 12, 3, 12, 8, 3, 6, 10, 14, 7, 10, 2, 1, 3, 0, 11, 6, 9]</text:p>
          </table:table-cell>
          <table:table-cell table:number-columns-repeated="20"/>
          <table:table-cell table:style-name="ce4" office:value-type="float" office:value="19" calcext:value-type="float">
            <text:p>19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[11, 10, 7, 4, 14, 9, 1, 14, 8, 7, 14, 1, 2, 4, 14, 5, 8, 2, 7, 13, 6, 3, 2, 6, 11, 3, 12, 10, 9, 12, 1, 13, 11, 14, 11, 1, 10, 13, 8, 0, 5, 12, 14, 11, 7, 0, 7, 6, 12, 1, 2, 3, 5, 5, 11, 10, 8, 2, 1, 13, 4, 12, 5, 9, 12, 3, 8, 3, 13, 10, 6, 6, 8, 9, 9, 5, 0, 4, 6, 0, 1, 4, 10, 3, 2, 9, 10, 6, 13, 0, 11, 14, 0, 2, 5, 13, 4, 8, 7, 3, 9, 0, 12, 4, 7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8, 0, 1, 0, 4, 5, 6, 6, 9, 9, 1, 2, 8, 2, 7, 7, 3, 4, 3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4, 9, 3, 7, 6, 0, 1, 7, 5, 0, 6, 8, 2, 9, 5, 0, 2, 6, 8, 8, 3, 9, 4, 1, 4, 5, 3, 2, 7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3, 4, 12, 1, 6, 5, 8, 10, 8, 14, 2, 7, 3, 5, 0, 0, 11, 10, 7, 14, 2, 9, 11, 6, 1, 9, 12, 13, 3, 4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, 6, 12, 13, 8, 13, 11, 14, 2, 2, 1, 7, 11, 5, 10, 9, 5, 14, 4, 7, 8, 10, 6, 12, 8, 11, 1, 9, 14, 2, 0, 12, 10, 8, 1, 3, 3, 10, 12, 0, 5, 2, 4, 7, 13, 3, 9, 6, 4, 0, 5, 14, 0, 9, 6, 11, 4, 3, 13, 7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8, 11, 5, 9, 11, 8, 10, 11, 8, 11, 2, 3, 0, 5, 12, 4, 13, 3, 8, 2, 12, 4, 9, 5, 9, 10, 14, 7, 14, 10, 14, 1, 14, 13, 7, 7, 13, 2, 12, 12, 6, 0, 6, 1, 9, 7, 1, 4, 0, 6, 5, 13, 10, 3, 1, 6, 2, 0, 4]</text:p>
          </table:table-cell>
          <table:table-cell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6, 9, 14, 14, 10, 8, 13, 0, 3, 9, 3, 4, 5, 12, 3, 2, 2, 1, 5, 9, 7, 2, 8, 13, 11, 1, 6, 2, 14, 10, 11, 4, 12, 13, 12, 6, 9, 5, 1, 8, 4, 6, 0, 0, 10, 8, 4, 12, 7, 7, 11, 11, 0, 3, 7, 14, 13, 1, 10, 5]</text:p>
          </table:table-cell>
          <table:table-cell table:number-columns-repeated="13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128" calcext:value-type="float">
            <text:p>128</text:p>
          </table:table-cell>
          <table:table-cell table:style-name="ce4" office:value-type="string" calcext:value-type="string">
            <text:p><text:s/>[12, 1, 3, 13, 10, 5, 7, 11, 13, 12, 1, 14, 14, 4, 8, 5, 4, 7, 14, 6, 4, 7, 12, 6, 8, 5, 14, 9, 1, 12, 3, 4, 5, 1, 2, 11, 1, 3, 2, 0, 9, 6, 10, 3, 12, 9, 11, 1, 9, 13, 0, 5, 7, 11, 13, 2, 8, 10, 2, 9, 4, 7, 0, 0, 11, 7, 4, 8, 6, 9, 2, 6, 10, 3, 0, 10, 8, 13, 13, 14, 3, 5, 14, 2, 6, 11, 0, 12, 10, 8]</text:p>
          </table:table-cell>
          <table:table-cell table:number-columns-repeated="20"/>
          <table:table-cell table:style-name="ce4" office:value-type="float" office:value="20" calcext:value-type="float">
            <text:p>20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11, 10, 2, 4, 9, 14, 0, 14, 5, 7, 14, 5, 2, 8, 14, 5, 8, 0, 2, 8, 10, 8, 9, 6, 2, 0, 12, 6, 8, 7, 0, 13, 13, 14, 4, 1, 10, 3, 4, 1, 9, 6, 9, 12, 11, 10, 14, 0, 5, 6, 2, 3, 11, 6, 1, 14, 5, 1, 1, 4, 7, 11, 9, 6, 12, 3, 12, 3, 12, 13, 6, 7, 12, 7, 11, 4, 13, 5, 13, 0, 1, 10, 10, 7, 2, 9, 10, 0, 13, 8, 11, 4, 3, 2, 12, 13, 3, 1, 7, 11, 3, 8, 4, 9, 5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4, 3, 0, 0, 1, 2, 3, 1, 2, 1, 3, 0, 2, 4, 0, 4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5, 0, 8, 6, 1, 3, 4, 9, 1, 6, 4, 2, 7, 7, 9, 8, 2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[1, 1, 9, 0, 2, 3, 0, 1, 6, 6, 3, 6, 8, 2, 9, 4, 3, 7, 7, 8, 8, 4, 9, 5, 5, 5, 2, 4, 7, 0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7, 8, 4, 6, 7, 13, 9, 0, 0, 14, 2, 11, 13, 5, 10, 2, 10, 5, 11, 1, 9, 3, 6, 14, 8, 1, 12, 4, 3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, 13, 8, 3, 8, 6, 2, 4, 10, 2, 5, 11, 7, 4, 6, 11, 8, 5, 10, 9, 12, 8, 11, 14, 6, 1, 1, 14, 5, 13, 7, 12, 0, 7, 9, 0, 3, 12, 0, 14, 4, 13, 5, 10, 2, 1, 9, 6, 3, 2, 3, 10, 13, 14, 0, 12, 9, 4, 11, 7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1, 7, 0, 12, 14, 13, 4, 5, 8, 12, 9, 5, 8, 3, 4, 6, 7, 3, 6, 2, 14, 11, 9, 5, 3, 10, 13, 8, 7, 13, 4, 11, 2, 13, 8, 11, 1, 10, 5, 9, 1, 9, 2, 12, 14, 0, 0, 4, 12, 6, 10, 10, 2, 11, 14, 7, 6, 0, 1]</text:p>
          </table:table-cell>
          <table:table-cell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4, 12, 3, 7, 10, 8, 4, 8, 6, 5, 7, 4, 5, 12, 2, 11, 2, 8, 5, 9, 0, 11, 10, 6, 5, 14, 2, 0, 14, 10, 12, 0, 12, 0, 7, 1, 9, 7, 1, 3, 6, 3, 11, 11, 8, 10, 14, 4, 1, 9, 13, 1, 13, 13, 2, 13, 3, 6, 9, 14]</text:p>
          </table:table-cell>
          <table:table-cell table:number-columns-repeated="13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3, 1, 9, 8, 10, 3, 11, 7, 6, 10, 1, 7, 14, 2, 12, 0, 5, 1, 8, 13, 4, 7, 12, 5, 14, 2, 11, 11, 4, 4, 12, 12, 6, 7, 5, 11, 10, 13, 2, 13, 13, 0, 0, 14, 13, 14, 14, 11, 12, 2, 8, 7, 3, 4, 4, 9, 1, 10, 1, 6, 0, 9, 5, 5, 9, 12, 4, 5, 6, 9, 14, 10, 3, 2, 0, 8, 9, 3, 6, 0, 2, 1, 10, 6, 3, 11, 13, 8, 8, 7]</text:p>
          </table:table-cell>
          <table:table-cell table:number-columns-repeated="20"/>
          <table:table-cell table:style-name="ce4" office:value-type="float" office:value="21" calcext:value-type="float">
            <text:p>21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5, 5, 2, 14, 14, 14, 11, 4, 10, 6, 8, 4, 7, 13, 0, 5, 14, 2, 8, 9, 5, 3, 13, 6, 14, 0, 5, 6, 8, 12, 10, 11, 1, 1, 11, 3, 10, 7, 4, 10, 6, 1, 2, 12, 4, 12, 5, 14, 12, 2, 9, 12, 2, 3, 14, 10, 1, 1, 9, 3, 8, 1, 13, 9, 9, 11, 8, 3, 0, 0, 13, 0, 8, 7, 12, 13, 13, 9, 4, 11, 6, 10, 7, 3, 4, 9, 7, 10, 2, 0, 1, 4, 11, 7, 5, 0, 6, 7, 3, 11, 8, 12, 2, 13, 6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8, 0, 5, 2, 4, 9, 6, 6, 0, 1, 1, 3, 8, 2, 7, 7, 9, 4, 3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7, 9, 9, 3, 3, 4, 0, 8, 6, 6, 8, 6, 5, 2, 8, 0, 0, 1, 7, 7, 2, 5, 1, 4, 2, 5, 3, 1, 4, 9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13, 9, 7, 10, 6, 4, 11, 5, 3, 12, 8, 4, 3, 14, 0, 2, 9, 13, 0, 10, 2, 7, 11, 6, 8, 12, 5, 1, 1, 14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<text:s/>[14, 14, 6, 7, 8, 3, 3, 4, 10, 2, 1, 7, 6, 4, 10, 11, 8, 14, 9, 13, 13, 10, 2, 0, 11, 11, 7, 9, 3, 6, 0, 12, 10, 9, 1, 7, 1, 6, 12, 8, 8, 5, 5, 4, 2, 1, 12, 5, 0, 2, 5, 4, 12, 0, 13, 13, 9, 11, 14, 3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84" calcext:value-type="float">
            <text:p>84</text:p>
          </table:table-cell>
          <table:table-cell table:style-name="ce4" office:value-type="string" calcext:value-type="string">
            <text:p><text:s/>[3, 3, 11, 5, 5, 1, 8, 2, 13, 7, 11, 9, 11, 6, 3, 1, 2, 7, 10, 3, 13, 12, 11, 9, 1, 4, 12, 12, 8, 7, 10, 14, 5, 14, 4, 6, 0, 7, 2, 12, 9, 0, 9, 10, 1, 2, 0, 6, 4, 13, 6, 5, 13, 10, 8, 14, 8, 14, 0, 4]</text:p>
          </table:table-cell>
          <table:table-cell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<text:s/>[0, 1, 10, 7, 9, 14, 4, 13, 14, 3, 3, 11, 5, 12, 8, 2, 2, 8, 5, 9, 10, 11, 8, 5, 2, 4, 1, 0, 1, 13, 12, 8, 12, 12, 13, 3, 7, 7, 10, 3, 5, 6, 14, 7, 6, 0, 4, 1, 6, 2, 13, 11, 10, 4, 9, 14, 0, 6, 9, 11]</text:p>
          </table:table-cell>
          <table:table-cell table:number-columns-repeated="13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2, 5, 2, 8, 3, 0, 7, 11, 12, 1, 1, 7, 2, 4, 8, 13, 11, 11, 14, 11, 4, 7, 12, 6, 0, 5, 3, 5, 4, 13, 7, 5, 13, 7, 3, 7, 2, 10, 2, 4, 9, 3, 0, 13, 12, 14, 14, 10, 10, 8, 13, 14, 13, 9, 2, 1, 11, 6, 0, 4, 8, 2, 0, 11, 10, 9, 14, 10, 6, 6, 4, 1, 8, 1, 3, 12, 9, 5, 6, 9, 5, 8, 9, 10, 0, 12, 14, 6, 3, 1]</text:p>
          </table:table-cell>
          <table:table-cell table:number-columns-repeated="20"/>
          <table:table-cell table:style-name="ce4" office:value-type="float" office:value="22" calcext:value-type="float">
            <text:p>22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7, 4, 7, 13, 5, 9, 11, 14, 10, 7, 14, 4, 12, 8, 14, 9, 8, 0, 2, 2, 6, 0, 8, 7, 14, 0, 13, 5, 9, 8, 1, 13, 12, 4, 4, 3, 8, 1, 7, 10, 14, 6, 9, 12, 7, 12, 5, 9, 4, 6, 2, 12, 11, 3, 2, 3, 10, 3, 9, 6, 7, 1, 1, 6, 1, 11, 13, 3, 13, 3, 6, 6, 12, 14, 11, 12, 0, 3, 5, 11, 1, 10, 5, 10, 2, 8, 10, 0, 13, 0, 11, 10, 4, 9, 11, 13, 8, 0, 2, 2, 1, 5, 4, 5, 14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6, 0, 5, 8, 6, 3, 4, 1, 1, 5, 4, 2, 7, 7, 9, 9, 2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3, 9, 3, 3, 7, 6, 0, 8, 5, 4, 8, 6, 8, 2, 7, 4, 5, 1, 6, 9, 2, 1, 9, 0, 2, 7, 4, 1, 5, 0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0, 7, 5, 10, 6, 13, 11, 8, 11, 4, 2, 3, 14, 1, 5, 10, 9, 13, 0, 4, 2, 7, 8, 6, 14, 12, 9, 12, 1, 3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[11, 14, 12, 7, 8, 3, 5, 6, 0, 3, 1, 4, 0, 9, 4, 9, 8, 14, 4, 5, 6, 8, 14, 0, 13, 4, 6, 10, 10, 13, 7, 9, 13, 1, 8, 12, 2, 6, 12, 0, 5, 2, 11, 1, 2, 3, 7, 10, 11, 2, 7, 5, 11, 9, 14, 12, 3, 13, 1, 10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86" calcext:value-type="float">
            <text:p>86</text:p>
          </table:table-cell>
          <table:table-cell table:style-name="ce4" office:value-type="string" calcext:value-type="string">
            <text:p><text:s/>[3, 1, 11, 7, 10, 11, 0, 1, 5, 7, 8, 4, 14, 8, 3, 12, 2, 8, 10, 13, 2, 12, 4, 9, 5, 9, 10, 11, 8, 13, 9, 14, 6, 3, 0, 4, 6, 7, 2, 2, 7, 1, 0, 6, 11, 13, 12, 0, 9, 12, 5, 3, 1, 5, 4, 14, 6, 14, 13, 10]</text:p>
          </table:table-cell>
          <table:table-cell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[3, 6, 6, 7, 1, 8, 13, 12, 10, 9, 4, 11, 0, 12, 2, 9, 8, 0, 13, 2, 10, 2, 1, 5, 5, 4, 7, 0, 5, 12, 13, 14, 13, 6, 14, 7, 3, 2, 10, 8, 1, 3, 11, 7, 6, 10, 9, 8, 12, 9, 14, 4, 0, 4, 5, 11, 3, 14, 11, 1]</text:p>
          </table:table-cell>
          <table:table-cell table:number-columns-repeated="13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7, 0, 2, 8, 8, 6, 0, 12, 14, 1, 1, 13, 12, 4, 1, 14, 4, 11, 0, 11, 4, 8, 12, 5, 7, 1, 6, 11, 4, 13, 3, 0, 5, 7, 3, 12, 10, 10, 9, 9, 2, 10, 0, 5, 9, 14, 13, 10, 12, 8, 2, 7, 3, 6, 13, 5, 1, 14, 9, 6, 10, 11, 8, 11, 14, 4, 0, 2, 13, 7, 2, 3, 2, 12, 3, 5, 9, 3, 6, 13, 7, 4, 14, 6, 1, 10, 8, 9, 11, 5]</text:p>
          </table:table-cell>
          <table:table-cell table:number-columns-repeated="20"/>
          <table:table-cell table:style-name="ce4" office:value-type="float" office:value="23" calcext:value-type="float">
            <text:p>23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7, 11, 10, 6, 14, 14, 0, 14, 12, 7, 2, 4, 2, 13, 9, 6, 8, 9, 11, 9, 13, 0, 14, 6, 11, 2, 9, 2, 8, 6, 1, 13, 2, 0, 11, 3, 8, 6, 7, 4, 5, 5, 4, 2, 5, 11, 14, 0, 4, 10, 1, 10, 7, 6, 9, 8, 1, 1, 9, 4, 12, 3, 6, 4, 7, 5, 7, 3, 13, 10, 13, 0, 12, 12, 11, 5, 13, 7, 13, 4, 8, 10, 10, 3, 5, 1, 10, 12, 3, 0, 1, 14, 1, 8, 12, 0, 3, 8, 2, 3, 12, 14, 5, 11, 9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1, 0, 6, 5, 8, 3, 4, 9, 1, 6, 8, 2, 7, 7, 9, 4, 2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5, 9, 3, 7, 5, 0, 1, 6, 6, 8, 6, 2, 0, 9, 4, 0, 2, 4, 8, 8, 3, 9, 7, 1, 5, 7, 2, 3, 4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1, 7, 13, 4, 6, 11, 6, 5, 0, 12, 8, 5, 3, 13, 2, 0, 14, 10, 9, 14, 3, 9, 8, 11, 7, 12, 10, 1, 4, 2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0, 11, 1, 7, 11, 13, 2, 1, 10, 3, 5, 7, 6, 5, 3, 9, 5, 7, 3, 5, 0, 8, 14, 12, 14, 8, 1, 14, 11, 13, 8, 9, 0, 9, 1, 6, 4, 6, 12, 12, 4, 9, 2, 12, 4, 0, 13, 2, 10, 8, 13, 2, 6, 10, 14, 4, 3, 0, 7, 11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83" calcext:value-type="float">
            <text:p>83</text:p>
          </table:table-cell>
          <table:table-cell table:style-name="ce4" office:value-type="string" calcext:value-type="string">
            <text:p><text:s/>[8, 13, 9, 0, 13, 1, 10, 3, 5, 8, 2, 2, 8, 4, 3, 12, 4, 13, 10, 3, 9, 1, 4, 12, 5, 11, 2, 11, 14, 0, 2, 14, 11, 14, 11, 6, 12, 7, 5, 5, 9, 6, 9, 10, 1, 6, 12, 0, 4, 7, 6, 3, 13, 10, 8, 14, 7, 7, 0, 1]</text:p>
          </table:table-cell>
          <table:table-cell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0, 6, 14, 7, 11, 1, 4, 12, 11, 3, 7, 11, 2, 12, 5, 9, 2, 1, 10, 9, 10, 2, 5, 12, 3, 1, 6, 13, 13, 10, 0, 14, 13, 13, 9, 4, 7, 5, 8, 8, 7, 6, 14, 3, 8, 8, 4, 12, 1, 0, 9, 3, 10, 4, 2, 6, 0, 14, 11, 5]</text:p>
          </table:table-cell>
          <table:table-cell table:number-columns-repeated="13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3, 4, 13, 13, 3, 0, 11, 13, 14, 12, 9, 7, 9, 4, 8, 14, 14, 1, 7, 11, 11, 6, 3, 5, 9, 2, 8, 4, 4, 10, 3, 1, 6, 12, 3, 12, 7, 5, 14, 13, 8, 5, 6, 1, 4, 10, 7, 1, 10, 11, 1, 5, 3, 0, 2, 2, 11, 9, 2, 2, 6, 2, 0, 11, 8, 7, 0, 13, 12, 9, 10, 6, 4, 1, 13, 10, 8, 5, 12, 0, 0, 7, 12, 9, 8, 6, 14, 5, 14, 10]</text:p>
          </table:table-cell>
          <table:table-cell table:number-columns-repeated="20"/>
          <table:table-cell table:style-name="ce4" office:value-type="float" office:value="24" calcext:value-type="float">
            <text:p>24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[1, 3, 2, 14, 14, 6, 0, 14, 8, 0, 0, 0, 14, 13, 13, 5, 14, 11, 0, 2, 1, 1, 8, 6, 11, 7, 1, 6, 9, 5, 1, 13, 9, 7, 11, 12, 5, 6, 4, 10, 9, 6, 3, 2, 4, 12, 10, 8, 7, 6, 1, 8, 7, 10, 2, 7, 10, 2, 9, 4, 7, 10, 5, 6, 9, 8, 13, 13, 13, 12, 7, 1, 0, 8, 9, 5, 12, 12, 13, 11, 4, 3, 10, 14, 4, 3, 10, 12, 3, 0, 14, 4, 2, 11, 5, 11, 3, 8, 2, 5, 3, 4, 11, 12, 9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3, 2, 1, 2, 0, 0, 1, 2, 3, 4, 2, 1, 3, 0, 4, 4, 0, 4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5, 0, 5, 8, 4, 3, 4, 1, 1, 2, 6, 2, 7, 7, 9, 9, 6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3, 9, 4, 2, 8, 6, 0, 8, 7, 3, 8, 6, 5, 2, 0, 5, 3, 1, 6, 9, 0, 1, 9, 7, 4, 1, 7, 5, 2, 4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0, 7, 8, 4, 6, 13, 11, 0, 14, 14, 8, 10, 11, 12, 3, 2, 9, 1, 7, 4, 2, 5, 13, 6, 9, 5, 10, 12, 1, 3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<text:s/>[11, 14, 6, 3, 11, 10, 3, 14, 0, 2, 1, 11, 4, 5, 9, 9, 5, 12, 4, 8, 12, 5, 8, 12, 6, 10, 1, 0, 13, 6, 7, 13, 10, 0, 7, 7, 3, 2, 8, 1, 3, 13, 5, 12, 2, 1, 9, 14, 4, 2, 8, 4, 6, 9, 7, 11, 0, 10, 14, 13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1, 6, 8, 0, 11, 5, 8, 11, 7, 2, 9, 6, 4, 5, 9, 2, 1, 10, 11, 13, 12, 4, 9, 5, 11, 7, 10, 13, 0, 2, 14, 6, 14, 0, 14, 12, 7, 2, 5, 3, 0, 9, 10, 13, 10, 12, 12, 1, 4, 6, 3, 13, 4, 3, 14, 8, 7, 8, 1]</text:p>
          </table:table-cell>
          <table:table-cell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10, 8, 14, 13, 6, 14, 4, 13, 3, 3, 2, 5, 0, 12, 4, 2, 2, 1, 5, 7, 6, 11, 8, 5, 3, 1, 9, 13, 14, 10, 0, 7, 12, 1, 13, 12, 0, 10, 0, 8, 2, 9, 12, 14, 3, 8, 4, 6, 1, 9, 11, 11, 10, 4, 9, 7, 6, 7, 11, 5]</text:p>
          </table:table-cell>
          <table:table-cell table:number-columns-repeated="13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3, 4, 0, 7, 3, 5, 7, 13, 9, 10, 1, 9, 14, 2, 6, 2, 1, 11, 14, 0, 11, 0, 3, 5, 14, 12, 8, 11, 4, 7, 13, 2, 13, 12, 5, 8, 6, 6, 2, 12, 1, 0, 10, 1, 11, 4, 13, 10, 4, 13, 0, 5, 8, 4, 1, 12, 8, 4, 3, 12, 9, 7, 14, 13, 6, 14, 0, 9, 10, 7, 3, 10, 2, 1, 3, 5, 2, 8, 11, 14, 6, 5, 9, 7, 12, 8, 9, 6, 11, 10]</text:p>
          </table:table-cell>
          <table:table-cell table:number-columns-repeated="20"/>
          <table:table-cell table:style-name="ce4" office:value-type="float" office:value="25" calcext:value-type="float">
            <text:p>25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string" calcext:value-type="string">
            <text:p><text:s/>[5, 5, 6, 4, 9, 6, 0, 3, 12, 11, 12, 0, 8, 9, 9, 2, 0, 5, 2, 12, 6, 13, 8, 4, 13, 12, 4, 5, 1, 0, 1, 7, 8, 3, 6, 0, 13, 13, 13, 10, 14, 9, 9, 14, 11, 11, 10, 9, 14, 7, 1, 1, 5, 7, 14, 3, 9, 5, 1, 12, 1, 2, 8, 1, 12, 11, 8, 0, 13, 2, 7, 2, 3, 6, 10, 5, 11, 11, 14, 6, 7, 10, 3, 7, 4, 10, 10, 11, 8, 6, 10, 14, 4, 12, 4, 4, 3, 8, 3, 2, 7, 13, 2, 0, 14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1, 0, 8, 9, 4, 3, 4, 7, 1, 6, 5, 2, 2, 7, 9, 8, 6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1, 9, 3, 4, 6, 2, 1, 6, 3, 8, 5, 5, 2, 9, 0, 3, 7, 6, 8, 0, 4, 9, 7, 2, 8, 4, 0, 7, 5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9, 1, 1, 10, 7, 5, 11, 0, 0, 14, 8, 4, 11, 12, 6, 7, 14, 10, 9, 4, 2, 5, 3, 6, 8, 13, 12, 13, 2, 3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string" calcext:value-type="string">
            <text:p>[1, 13, 8, 3, 8, 10, 3, 14, 0, 2, 10, 11, 0, 1, 6, 12, 5, 0, 9, 4, 10, 12, 9, 2, 6, 11, 7, 14, 13, 6, 7, 12, 8, 9, 7, 3, 4, 6, 2, 13, 5, 8, 5, 12, 14, 1, 4, 14, 11, 0, 3, 7, 4, 13, 9, 5, 2, 10, 11, 1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84" calcext:value-type="float">
            <text:p>84</text:p>
          </table:table-cell>
          <table:table-cell table:style-name="ce4" office:value-type="string" calcext:value-type="string">
            <text:p><text:s/>[3, 7, 6, 7, 12, 9, 0, 11, 5, 11, 11, 4, 11, 8, 14, 12, 2, 1, 3, 5, 1, 2, 13, 12, 7, 4, 2, 10, 8, 14, 13, 14, 6, 8, 0, 6, 0, 7, 1, 3, 9, 0, 9, 10, 13, 10, 10, 12, 4, 4, 5, 13, 1, 5, 9, 14, 8, 2, 3, 6]</text:p>
          </table:table-cell>
          <table:table-cell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0, 14, 6, 1, 10, 5, 13, 8, 3, 11, 14, 4, 10, 12, 9, 6, 2, 8, 10, 2, 7, 11, 5, 13, 5, 14, 9, 0, 9, 1, 12, 4, 2, 12, 14, 3, 3, 5, 1, 2, 1, 13, 0, 12, 6, 10, 4, 8, 7, 7, 6, 11, 0, 4, 7, 3, 13, 8, 9, 11]</text:p>
          </table:table-cell>
          <table:table-cell table:number-columns-repeated="13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0, 3, 2, 8, 10, 9, 12, 3, 9, 4, 1, 7, 2, 4, 8, 4, 14, 6, 9, 6, 13, 2, 1, 10, 5, 7, 11, 7, 4, 2, 12, 11, 5, 12, 11, 0, 11, 5, 10, 13, 1, 4, 3, 3, 9, 14, 13, 1, 10, 8, 13, 14, 13, 0, 7, 12, 11, 10, 2, 5, 1, 6, 14, 14, 10, 8, 4, 5, 8, 6, 12, 6, 9, 12, 0, 7, 9, 13, 3, 0, 8, 7, 1, 3, 6, 14, 5, 2, 11, 0]</text:p>
          </table:table-cell>
          <table:table-cell table:number-columns-repeated="20"/>
          <table:table-cell table:style-name="ce4" office:value-type="float" office:value="26" calcext:value-type="float">
            <text:p>26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string" calcext:value-type="string">
            <text:p><text:s/>[9, 11, 13, 4, 11, 9, 14, 5, 12, 6, 12, 0, 1, 5, 7, 2, 14, 8, 0, 10, 9, 8, 3, 4, 3, 13, 1, 2, 8, 14, 13, 7, 9, 6, 11, 0, 13, 1, 9, 12, 0, 9, 2, 2, 7, 10, 3, 14, 5, 10, 2, 8, 4, 5, 2, 7, 10, 4, 4, 5, 7, 13, 12, 6, 1, 0, 7, 12, 0, 11, 3, 1, 12, 8, 9, 1, 14, 6, 6, 0, 8, 3, 6, 14, 4, 3, 10, 11, 13, 1, 12, 14, 11, 2, 5, 4, 10, 8, 7, 6, 5, 11, 10, 13, 3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5, 3, 0, 1, 0, 8, 9, 6, 3, 4, 7, 9, 6, 5, 2, 1, 7, 4, 8, 2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8, 9, 3, 4, 6, 7, 2, 5, 3, 3, 6, 5, 2, 9, 4, 0, 7, 6, 8, 8, 0, 9, 1, 2, 4, 7, 0, 5, 1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, 1, 12, 4, 6, 5, 0, 9, 11, 0, 8, 7, 11, 12, 3, 2, 9, 10, 7, 14, 2, 5, 13, 6, 8, 14, 10, 13, 4, 3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3, 0, 12, 3, 8, 2, 3, 14, 0, 2, 11, 6, 7, 5, 4, 1, 5, 13, 4, 5, 6, 1, 2, 12, 13, 11, 6, 6, 7, 9, 4, 14, 9, 0, 1, 7, 3, 10, 8, 8, 3, 9, 5, 12, 10, 14, 12, 10, 11, 8, 1, 14, 0, 2, 9, 11, 4, 13, 10, 7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85" calcext:value-type="float">
            <text:p>85</text:p>
          </table:table-cell>
          <table:table-cell table:style-name="ce4" office:value-type="string" calcext:value-type="string">
            <text:p><text:s/>[3, 1, 9, 5, 10, 11, 0, 8, 11, 5, 7, 2, 8, 8, 14, 9, 4, 7, 14, 13, 2, 9, 4, 12, 5, 11, 7, 3, 0, 13, 10, 1, 6, 3, 0, 3, 12, 7, 11, 5, 2, 1, 12, 6, 1, 14, 10, 0, 4, 2, 6, 12, 13, 10, 9, 14, 6, 13, 8, 4]</text:p>
          </table:table-cell>
          <table:table-cell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<text:s/>[13, 8, 14, 10, 2, 5, 3, 12, 11, 9, 3, 4, 11, 12, 3, 2, 2, 1, 8, 6, 7, 11, 5, 1, 5, 1, 2, 0, 9, 6, 13, 4, 13, 0, 14, 5, 3, 7, 1, 12, 11, 13, 14, 7, 6, 0, 4, 8, 12, 9, 8, 4, 10, 10, 10, 6, 0, 7, 9, 14]</text:p>
          </table:table-cell>
          <table:table-cell table:number-columns-repeated="13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12, 6, 3, 13, 5, 0, 11, 13, 10, 1, 6, 2, 9, 1, 14, 8, 14, 11, 8, 7, 14, 7, 11, 1, 9, 7, 8, 5, 4, 0, 3, 5, 14, 11, 3, 0, 1, 5, 13, 4, 13, 0, 6, 1, 12, 14, 1, 8, 10, 13, 13, 11, 8, 4, 2, 12, 5, 9, 3, 4, 10, 2, 12, 11, 10, 9, 3, 2, 10, 4, 2, 6, 9, 12, 0, 2, 8, 3, 6, 7, 0, 9, 12, 14, 6, 10, 7, 5, 7, 4]</text:p>
          </table:table-cell>
          <table:table-cell table:number-columns-repeated="20"/>
          <table:table-cell table:style-name="ce4" office:value-type="float" office:value="27" calcext:value-type="float">
            <text:p>27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string" calcext:value-type="string">
            <text:p>[11, 5, 0, 4, 14, 14, 12, 7, 12, 11, 2, 4, 0, 13, 0, 3, 14, 4, 0, 2, 6, 3, 11, 9, 2, 5, 8, 5, 9, 5, 10, 13, 11, 4, 5, 8, 9, 7, 2, 12, 6, 1, 1, 12, 14, 0, 9, 6, 4, 6, 7, 10, 5, 6, 14, 7, 1, 1, 1, 13, 7, 11, 2, 6, 12, 7, 13, 3, 3, 1, 10, 8, 8, 12, 1, 9, 4, 3, 4, 10, 8, 6, 10, 7, 11, 10, 10, 12, 13, 0, 11, 2, 14, 8, 5, 0, 3, 14, 13, 3, 2, 9, 9, 8, 13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0, 1, 1, 2, 0, 0, 1, 0, 2, 1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4, 1, 3, 0, 0, 1, 2, 3, 4, 2, 1, 3, 0, 2, 2, 0, 4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4, 0, 6, 2, 5, 5, 8, 6, 0, 9, 1, 3, 4, 2, 7, 7, 1, 9, 3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string" calcext:value-type="string">
            <text:p>[1, 5, 3, 3, 9, 6, 0, 1, 1, 3, 8, 6, 5, 9, 0, 4, 0, 2, 6, 8, 8, 4, 7, 7, 2, 2, 4, 5, 7, 9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9, 8, 4, 6, 5, 13, 10, 9, 0, 14, 2, 3, 3, 5, 2, 11, 10, 0, 11, 12, 7, 7, 6, 8, 13, 1, 1, 14, 4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<text:s/>[1, 11, 6, 7, 8, 9, 13, 4, 0, 3, 0, 7, 6, 10, 6, 2, 8, 5, 4, 5, 0, 12, 14, 14, 8, 1, 7, 14, 13, 3, 9, 12, 11, 8, 3, 7, 1, 10, 12, 12, 4, 6, 13, 10, 2, 1, 11, 2, 5, 2, 4, 10, 13, 5, 3, 0, 9, 9, 11, 14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7" office:value-type="float" office:value="82" calcext:value-type="float">
            <text:p>82</text:p>
          </table:table-cell>
          <table:table-cell table:style-name="ce4" office:value-type="string" calcext:value-type="string">
            <text:p><text:s/>[6, 3, 9, 7, 8, 11, 8, 3, 13, 1, 12, 4, 8, 0, 5, 4, 14, 3, 1, 3, 9, 1, 11, 7, 5, 13, 10, 11, 0, 13, 10, 12, 5, 2, 8, 14, 7, 7, 9, 12, 2, 2, 4, 6, 11, 0, 0, 1, 9, 12, 6, 5, 2, 10, 10, 14, 6, 14, 13, 4]</text:p>
          </table:table-cell>
          <table:table-cell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[6, 2, 14, 7, 0, 8, 4, 13, 11, 9, 7, 4, 11, 12, 4, 2, 2, 8, 5, 9, 10, 11, 1, 5, 5, 14, 2, 0, 5, 6, 0, 0, 13, 12, 8, 8, 3, 7, 9, 6, 1, 13, 12, 12, 3, 10, 4, 14, 3, 9, 13, 10, 10, 7, 1, 14, 3, 6, 11, 1]</text:p>
          </table:table-cell>
          <table:table-cell table:number-columns-repeated="13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130" calcext:value-type="float">
            <text:p>130</text:p>
          </table:table-cell>
          <table:table-cell table:style-name="ce4" office:value-type="string" calcext:value-type="string">
            <text:p><text:s/>[9, 0, 3, 13, 10, 5, 0, 11, 13, 1, 6, 2, 2, 7, 8, 4, 14, 4, 0, 3, 4, 7, 11, 7, 14, 5, 8, 10, 0, 13, 12, 2, 14, 7, 3, 12, 1, 10, 1, 6, 13, 0, 8, 8, 9, 14, 11, 1, 11, 9, 10, 2, 13, 6, 1, 12, 11, 5, 3, 6, 6, 12, 3, 7, 5, 12, 5, 2, 8, 9, 12, 10, 9, 4, 13, 5, 4, 14, 1, 14, 6, 11, 4, 2, 9, 10, 0, 8, 3, 7]</text:p>
          </table:table-cell>
          <table:table-cell table:number-columns-repeated="20"/>
          <table:table-cell table:style-name="ce4" office:value-type="float" office:value="28" calcext:value-type="float">
            <text:p>28</text:p>
          </table:table-cell>
          <table:table-cell table:style-name="ce8" office:value-type="float" office:value="160" calcext:value-type="float">
            <text:p>160</text:p>
          </table:table-cell>
          <table:table-cell table:style-name="ce4" office:value-type="string" calcext:value-type="string">
            <text:p><text:s/>[7, 6, 0, 4, 0, 14, 14, 14, 10, 2, 13, 5, 4, 5, 0, 6, 4, 6, 0, 9, 9, 2, 13, 8, 2, 0, 8, 5, 9, 5, 8, 13, 10, 3, 5, 3, 10, 7, 7, 4, 0, 1, 9, 12, 7, 10, 8, 0, 11, 11, 2, 12, 5, 6, 1, 8, 10, 3, 9, 7, 14, 11, 1, 9, 12, 11, 13, 14, 3, 13, 1, 8, 12, 7, 12, 9, 2, 11, 4, 6, 5, 3, 10, 13, 4, 3, 11, 4, 12, 3, 1, 1, 1, 2, 7, 13, 6, 14, 2, 12, 10, 8, 14, 11, 6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1, 2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4, 2, 0, 4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5, 5, 0, 1, 2, 4, 9, 6, 6, 0, 8, 1, 3, 8, 2, 7, 7, 9, 4, 3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string" calcext:value-type="string">
            <text:p>[1, 1, 3, 3, 8, 3, 0, 1, 6, 6, 7, 6, 5, 0, 9, 4, 0, 2, 7, 9, 8, 5, 2, 4, 9, 5, 8, 4, 7, 2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[12, 13, 8, 4, 6, 11, 8, 9, 0, 4, 2, 7, 11, 5, 0, 10, 13, 10, 2, 14, 12, 5, 3, 6, 9, 14, 1, 1, 7, 3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string" calcext:value-type="string">
            <text:p>[11, 13, 6, 3, 10, 10, 5, 14, 0, 14, 14, 7, 0, 5, 1, 11, 8, 14, 4, 4, 9, 8, 4, 12, 6, 8, 1, 6, 13, 2, 7, 12, 9, 9, 1, 7, 2, 6, 8, 12, 5, 2, 13, 12, 10, 3, 3, 11, 0, 2, 10, 11, 5, 7, 9, 1, 0, 4, 13, 3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86" calcext:value-type="float">
            <text:p>86</text:p>
          </table:table-cell>
          <table:table-cell table:style-name="ce4" office:value-type="string" calcext:value-type="string">
            <text:p><text:s/>[8, 14, 13, 6, 5, 11, 13, 3, 5, 8, 7, 4, 11, 14, 5, 1, 2, 8, 10, 3, 10, 0, 4, 9, 5, 11, 12, 9, 0, 13, 12, 14, 6, 2, 0, 7, 7, 1, 9, 12, 2, 0, 3, 10, 1, 9, 7, 12, 4, 2, 6, 10, 13, 4, 3, 14, 8, 6, 11, 1]</text:p>
          </table:table-cell>
          <table:table-cell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3, 10, 4, 12, 3, 14, 3, 1, 11, 10, 4, 0, 10, 9, 2, 2, 8, 1, 8, 2, 0, 11, 5, 13, 3, 4, 12, 8, 5, 7, 12, 9, 2, 0, 9, 6, 7, 5, 6, 12, 7, 13, 14, 7, 6, 8, 4, 14, 1, 5, 14, 10, 11, 13, 1, 13, 0, 6, 9, 11]</text:p>
          </table:table-cell>
          <table:table-cell table:number-columns-repeated="13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10, 1, 0, 11, 10, 6, 13, 12, 4, 7, 10, 7, 14, 1, 8, 14, 10, 1, 7, 11, 5, 10, 11, 6, 14, 0, 8, 9, 4, 13, 7, 11, 8, 1, 11, 12, 1, 13, 2, 13, 8, 4, 10, 3, 5, 2, 14, 9, 5, 2, 2, 14, 3, 13, 4, 12, 7, 4, 2, 6, 3, 6, 0, 0, 8, 9, 0, 2, 1, 13, 12, 14, 9, 12, 3, 9, 9, 3, 5, 6, 3, 7, 5, 8, 0, 6, 11, 5, 4, 12]</text:p>
          </table:table-cell>
          <table:table-cell table:number-columns-repeated="20"/>
          <table:table-cell table:style-name="ce4" office:value-type="float" office:value="29" calcext:value-type="float">
            <text:p>29</text:p>
          </table:table-cell>
          <table:table-cell table:style-name="ce8" office:value-type="float" office:value="162" calcext:value-type="float">
            <text:p>162</text:p>
          </table:table-cell>
          <table:table-cell table:style-name="ce4" office:value-type="string" calcext:value-type="string">
            <text:p><text:s/>[10, 0, 10, 7, 14, 14, 8, 6, 5, 6, 2, 6, 7, 5, 2, 11, 8, 1, 0, 12, 9, 2, 5, 9, 5, 3, 7, 2, 3, 6, 3, 12, 12, 13, 0, 3, 10, 1, 14, 1, 11, 5, 2, 2, 4, 12, 5, 14, 14, 0, 1, 1, 11, 12, 13, 8, 8, 4, 4, 13, 7, 1, 11, 8, 11, 13, 4, 4, 13, 12, 9, 3, 7, 9, 6, 12, 13, 7, 4, 0, 1, 9, 6, 10, 0, 10, 11, 9, 3, 14, 8, 4, 14, 10, 5, 13, 8, 0, 10, 2, 7, 6, 3, 9, 11]</text:p>
          </table:table-cell>
          <table:table-cell table:number-columns-repeated="946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[2, 2, 1, 1, 0, 2, 0, 0, 1, 0, 2, 1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[1, 3, 4, 2, 1, 3, 0, 0, 1, 2, 3, 4, 2, 1, 3, 0, 2, 4, 0, 4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string" calcext:value-type="string">
            <text:p>[8, 3, 0, 1, 2, 5, 5, 6, 3, 0, 9, 1, 6, 4, 2, 7, 7, 4, 9, 8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string" calcext:value-type="string">
            <text:p>[1, 8, 9, 3, 4, 4, 2, 1, 1, 6, 3, 6, 5, 2, 0, 0, 3, 7, 6, 0, 8, 5, 9, 7, 2, 8, 5, 9, 4, 7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string" calcext:value-type="string">
            <text:p>[0, 4, 5, 4, 7, 11, 1, 5, 9, 0, 8, 14, 13, 14, 6, 2, 11, 13, 2, 10, 12, 9, 10, 6, 8, 3, 1, 12, 7, 3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[5, 13, 6, 3, 8, 12, 5, 14, 10, 2, 1, 6, 11, 9, 13, 0, 8, 14, 4, 4, 12, 8, 14, 0, 4, 8, 9, 3, 13, 6, 7, 5, 0, 9, 11, 7, 1, 10, 2, 1, 3, 10, 12, 10, 2, 1, 7, 6, 11, 2, 4, 0, 3, 9, 5, 13, 7, 14, 12, 11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[8, 3, 9, 5, 8, 1, 0, 3, 5, 8, 11, 2, 8, 4, 5, 9, 11, 7, 2, 4, 10, 12, 13, 7, 5, 0, 2, 3, 11, 6, 9, 14, 1, 2, 0, 14, 13, 14, 1, 12, 12, 6, 4, 10, 13, 10, 12, 0, 9, 7, 6, 3, 13, 10, 11, 14, 6, 7, 1, 4]</text:p>
          </table:table-cell>
          <table:table-cell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<text:s/>[6, 10, 4, 13, 12, 8, 11, 0, 11, 9, 12, 4, 0, 12, 4, 2, 2, 3, 8, 9, 7, 3, 5, 1, 6, 1, 1, 5, 14, 6, 14, 9, 13, 14, 13, 7, 7, 7, 5, 8, 10, 9, 14, 0, 8, 10, 4, 12, 1, 2, 13, 3, 10, 2, 3, 0, 6, 11, 11, 5]</text:p>
          </table:table-cell>
          <table:table-cell table:number-columns-repeated="13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129" calcext:value-type="float">
            <text:p>129</text:p>
          </table:table-cell>
          <table:table-cell table:style-name="ce4" office:value-type="string" calcext:value-type="string">
            <text:p><text:s/>[1, 3, 1, 9, 5, 5, 11, 8, 0, 10, 10, 13, 14, 2, 8, 10, 14, 11, 3, 12, 2, 8, 11, 6, 13, 5, 4, 9, 4, 4, 3, 14, 6, 13, 11, 6, 1, 1, 12, 13, 1, 7, 3, 12, 9, 14, 12, 6, 4, 9, 0, 14, 7, 12, 6, 5, 5, 4, 3, 7, 2, 0, 11, 0, 10, 9, 5, 2, 10, 13, 11, 7, 8, 0, 3, 7, 2, 8, 2, 13, 8, 6, 1, 4, 14, 10, 7, 9, 12, 0]</text:p>
          </table:table-cell>
          <table:table-cell table:number-columns-repeated="20"/>
          <table:table-cell table:style-name="ce4" office:value-type="float" office:value="30" calcext:value-type="float">
            <text:p>30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string" calcext:value-type="string">
            <text:p>[5, 0, 11, 4, 14, 9, 12, 14, 10, 11, 0, 8, 5, 13, 5, 9, 1, 5, 12, 2, 6, 3, 8, 4, 2, 7, 10, 7, 9, 14, 2, 11, 9, 3, 4, 11, 10, 13, 2, 10, 11, 12, 6, 12, 14, 10, 13, 6, 4, 1, 9, 12, 7, 14, 14, 6, 2, 1, 9, 7, 4, 8, 5, 1, 12, 7, 13, 13, 3, 10, 6, 1, 9, 7, 3, 11, 0, 3, 0, 6, 1, 10, 6, 14, 13, 8, 4, 8, 12, 0, 5, 1, 13, 8, 4, 0, 3, 8, 2, 3, 0, 11, 2, 7, 5]</text:p>
          </table:table-cell>
          <table:table-cell table:number-columns-repeated="94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Mejor </text:p>
          </table:table-cell>
          <table:table-cell table:style-name="ce4" table:formula="of:=MIN([.C2:.C31])" office:value-type="float" office:value="83" calcext:value-type="float">
            <text:p>83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H2:.H31])" office:value-type="float" office:value="97" calcext:value-type="float">
            <text:p>97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M2:.M31])" office:value-type="float" office:value="41" calcext:value-type="float">
            <text:p>41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R2:.R31])" office:value-type="float" office:value="56" calcext:value-type="float">
            <text:p>56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W2:.W31])" office:value-type="float" office:value="39" calcext:value-type="float">
            <text:p>39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AB2:.AB31])" office:value-type="float" office:value="73" calcext:value-type="float">
            <text:p>73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AG2:.AG31])" office:value-type="float" office:value="82" calcext:value-type="float">
            <text:p>82</text:p>
          </table:table-cell>
          <table:table-cell table:number-columns-repeated="3"/>
          <table:table-cell table:style-name="ce3" office:value-type="string" calcext:value-type="string">
            <text:p>Mejor </text:p>
          </table:table-cell>
          <table:table-cell table:style-name="ce4" table:formula="of:=MIN([.AL2:.AL31])" office:value-type="float" office:value="87" calcext:value-type="float">
            <text:p>87</text:p>
          </table:table-cell>
          <table:table-cell table:number-columns-repeated="14"/>
          <table:table-cell table:style-name="ce3" office:value-type="string" calcext:value-type="string">
            <text:p>Mejor </text:p>
          </table:table-cell>
          <table:table-cell table:style-name="ce4" table:formula="of:=MIN([.BB2:.BB31])" office:value-type="float" office:value="128" calcext:value-type="float">
            <text:p>128</text:p>
          </table:table-cell>
          <table:table-cell table:number-columns-repeated="21"/>
          <table:table-cell table:style-name="ce3" office:value-type="string" calcext:value-type="string">
            <text:p>Mejor </text:p>
          </table:table-cell>
          <table:table-cell table:style-name="ce20" table:formula="of:=MIN([.BY2:.BY31])" office:value-type="float" office:value="157" calcext:value-type="float">
            <text:p>157</text:p>
          </table:table-cell>
          <table:table-cell table:number-columns-repeated="946"/>
        </table:table-row>
        <table:table-row table:style-name="ro2">
          <table:table-cell table:number-columns-repeated="2"/>
          <table:table-cell table:style-name="ce3" office:value-type="string" calcext:value-type="string">
            <text:p>Peor </text:p>
          </table:table-cell>
          <table:table-cell table:style-name="ce4" table:formula="of:=MAX([.C2:.C31])" office:value-type="float" office:value="83" calcext:value-type="float">
            <text:p>83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H2:.H31])" office:value-type="float" office:value="97" calcext:value-type="float">
            <text:p>97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M2:.M31])" office:value-type="float" office:value="42" calcext:value-type="float">
            <text:p>42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R2:.R31])" office:value-type="float" office:value="62" calcext:value-type="float">
            <text:p>62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W2:.W31])" office:value-type="float" office:value="45" calcext:value-type="float">
            <text:p>45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AB2:.AB31])" office:value-type="float" office:value="78" calcext:value-type="float">
            <text:p>78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AG2:.AG31])" office:value-type="float" office:value="89" calcext:value-type="float">
            <text:p>89</text:p>
          </table:table-cell>
          <table:table-cell table:number-columns-repeated="3"/>
          <table:table-cell table:style-name="ce3" office:value-type="string" calcext:value-type="string">
            <text:p>Peor </text:p>
          </table:table-cell>
          <table:table-cell table:style-name="ce4" table:formula="of:=MAX([.AL2:.AL31])" office:value-type="float" office:value="91" calcext:value-type="float">
            <text:p>91</text:p>
          </table:table-cell>
          <table:table-cell table:number-columns-repeated="14"/>
          <table:table-cell table:style-name="ce3" office:value-type="string" calcext:value-type="string">
            <text:p>Peor </text:p>
          </table:table-cell>
          <table:table-cell table:style-name="ce4" table:formula="of:=MAX([.BB2:.BB31])" office:value-type="float" office:value="130" calcext:value-type="float">
            <text:p>130</text:p>
          </table:table-cell>
          <table:table-cell table:number-columns-repeated="21"/>
          <table:table-cell table:style-name="ce3" office:value-type="string" calcext:value-type="string">
            <text:p>Peor </text:p>
          </table:table-cell>
          <table:table-cell table:style-name="ce20" table:formula="of:=MAX([.BY2:.BY31])" office:value-type="float" office:value="165" calcext:value-type="float">
            <text:p>165</text:p>
          </table:table-cell>
          <table:table-cell table:number-columns-repeated="946"/>
        </table:table-row>
        <table:table-row table:style-name="ro2">
          <table:table-cell table:number-columns-repeated="2"/>
          <table:table-cell table:style-name="ce3" office:value-type="string" calcext:value-type="string">
            <text:p>Promedio </text:p>
          </table:table-cell>
          <table:table-cell table:style-name="ce4" table:formula="of:=AVERAGE([.C2:.C31])" office:value-type="float" office:value="83" calcext:value-type="float">
            <text:p>83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H2:.H31])" office:value-type="float" office:value="97" calcext:value-type="float">
            <text:p>97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M2:.M31])" office:value-type="float" office:value="41.6" calcext:value-type="float">
            <text:p>41.6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R2:.R31])" office:value-type="float" office:value="58.7" calcext:value-type="float">
            <text:p>58.7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W2:.W31])" office:value-type="float" office:value="41.86666667" calcext:value-type="float">
            <text:p>41.86666667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AB2:.AB31])" office:value-type="float" office:value="76.2" calcext:value-type="float">
            <text:p>76.2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AG2:.AG31])" office:value-type="float" office:value="85.86666667" calcext:value-type="float">
            <text:p>85.86666667</text:p>
          </table:table-cell>
          <table:table-cell table:number-columns-repeated="3"/>
          <table:table-cell table:style-name="ce3" office:value-type="string" calcext:value-type="string">
            <text:p>Promedio </text:p>
          </table:table-cell>
          <table:table-cell table:style-name="ce4" table:formula="of:=AVERAGE([.AL2:.AL31])" office:value-type="float" office:value="89.73333333" calcext:value-type="float">
            <text:p>89.73333333</text:p>
          </table:table-cell>
          <table:table-cell table:number-columns-repeated="14"/>
          <table:table-cell table:style-name="ce3" office:value-type="string" calcext:value-type="string">
            <text:p>Promedio </text:p>
          </table:table-cell>
          <table:table-cell table:style-name="ce4" table:formula="of:=AVERAGE([.BB2:.BB31])" office:value-type="float" office:value="129.3333333" calcext:value-type="float">
            <text:p>129.3333333</text:p>
          </table:table-cell>
          <table:table-cell table:number-columns-repeated="21"/>
          <table:table-cell table:style-name="ce3" office:value-type="string" calcext:value-type="string">
            <text:p>Promedio </text:p>
          </table:table-cell>
          <table:table-cell table:style-name="ce20" table:formula="of:=AVERAGE([.BY2:.BY31])" office:value-type="float" office:value="161.8666667" calcext:value-type="float">
            <text:p>161.8666667</text:p>
          </table:table-cell>
          <table:table-cell table:number-columns-repeated="946"/>
        </table:table-row>
        <table:table-row table:style-name="ro2">
          <table:table-cell table:number-columns-repeated="2"/>
          <table:table-cell table:style-name="ce3" office:value-type="string" calcext:value-type="string">
            <text:p>OPTIMAL 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3"/>
          <table:table-cell table:style-name="ce3" office:value-type="string" calcext:value-type="string">
            <text:p>OPTIMAL 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table:style-name="ce3" office:value-type="string" calcext:value-type="string">
            <text:p>OPTIMAL 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3"/>
          <table:table-cell table:style-name="ce3" office:value-type="string" calcext:value-type="string">
            <text:p>FEASIBLE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/>
          <table:table-cell table:style-name="ce3" office:value-type="string" calcext:value-type="string">
            <text:p>FEASIBLE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3"/>
          <table:table-cell table:style-name="ce3" office:value-type="string" calcext:value-type="string">
            <text:p>FEASIBLE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table:style-name="ce3" office:value-type="string" calcext:value-type="string">
            <text:p>FEASIBLE</text:p>
          </table:table-cell>
          <table:table-cell table:style-name="ce4" office:value-type="float" office:value="79" calcext:value-type="float">
            <text:p>79</text:p>
          </table:table-cell>
          <table:table-cell table:number-columns-repeated="3"/>
          <table:table-cell table:style-name="ce3" office:value-type="string" calcext:value-type="string">
            <text:p>FEASIBLE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14"/>
          <table:table-cell table:style-name="ce3" office:value-type="string" calcext:value-type="string">
            <text:p>FEASIBLE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21"/>
          <table:table-cell table:style-name="ce3" office:value-type="string" calcext:value-type="string">
            <text:p>FEASIBLE</text:p>
          </table:table-cell>
          <table:table-cell table:style-name="ce20" office:value-type="float" office:value="141" calcext:value-type="float">
            <text:p>141</text:p>
          </table:table-cell>
          <table:table-cell table:number-columns-repeated="946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0" table:number-rows-spanned="1">
            <text:p>PROBLEMA</text:p>
          </table:table-cell>
          <table:covered-table-cell table:number-columns-repeated="8" table:style-name="ce10"/>
          <table:covered-table-cell table:style-name="ce12"/>
          <table:table-cell table:number-columns-repeated="1012"/>
        </table:table-row>
        <table:table-row table:style-name="ro2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Mejor 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39" calcext:value-type="float">
            <text:p>39</text:p>
          </table:table-cell>
          <table:table-cell table:style-name="ce4" table:formula="of:=[.AC34]" office:value-type="float" office:value="73" calcext:value-type="float">
            <text:p>73</text:p>
          </table:table-cell>
          <table:table-cell table:style-name="ce4" table:formula="of:=[.AH34]" office:value-type="float" office:value="82" calcext:value-type="float">
            <text:p>82</text:p>
          </table:table-cell>
          <table:table-cell table:style-name="ce4" table:formula="of:=[.AM34]" office:value-type="float" office:value="87" calcext:value-type="float">
            <text:p>87</text:p>
          </table:table-cell>
          <table:table-cell table:style-name="ce8" office:value-type="float" office:value="128" calcext:value-type="float">
            <text:p>128</text:p>
          </table:table-cell>
          <table:table-cell table:style-name="ce4" table:formula="of:=[.BZ34]" office:value-type="float" office:value="157" calcext:value-type="float">
            <text:p>157</text:p>
          </table:table-cell>
          <table:table-cell table:number-columns-repeated="20"/>
          <table:table-cell table:style-name="ce18"/>
          <table:table-cell table:number-columns-repeated="991"/>
        </table:table-row>
        <table:table-row table:style-name="ro2">
          <table:table-cell/>
          <table:table-cell table:style-name="ce3" office:value-type="string" calcext:value-type="string">
            <text:p>Peor 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45" calcext:value-type="float">
            <text:p>45</text:p>
          </table:table-cell>
          <table:table-cell table:style-name="ce4" table:formula="of:=[.AC35]" office:value-type="float" office:value="78" calcext:value-type="float">
            <text:p>78</text:p>
          </table:table-cell>
          <table:table-cell table:style-name="ce4" table:formula="of:=[.AH35]" office:value-type="float" office:value="89" calcext:value-type="float">
            <text:p>89</text:p>
          </table:table-cell>
          <table:table-cell table:style-name="ce4" table:formula="of:=[.AM35]" office:value-type="float" office:value="91" calcext:value-type="float">
            <text:p>91</text:p>
          </table:table-cell>
          <table:table-cell table:style-name="ce8" office:value-type="float" office:value="130" calcext:value-type="float">
            <text:p>130</text:p>
          </table:table-cell>
          <table:table-cell table:style-name="ce4" table:formula="of:=[.BZ35]" office:value-type="float" office:value="165" calcext:value-type="float">
            <text:p>165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Promedio 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41.6" calcext:value-type="float">
            <text:p>41.6</text:p>
          </table:table-cell>
          <table:table-cell table:style-name="ce8" office:value-type="float" office:value="58.7" calcext:value-type="float">
            <text:p>58.7</text:p>
          </table:table-cell>
          <table:table-cell table:style-name="ce8" office:value-type="float" office:value="41.8" calcext:value-type="float">
            <text:p>41.8</text:p>
          </table:table-cell>
          <table:table-cell table:style-name="ce4" table:formula="of:=[.AC36]" office:value-type="float" office:value="76.2" calcext:value-type="float">
            <text:p>76.2</text:p>
          </table:table-cell>
          <table:table-cell table:style-name="ce4" table:formula="of:=[.AH36]" office:value-type="float" office:value="85.86666667" calcext:value-type="float">
            <text:p>85.86666667</text:p>
          </table:table-cell>
          <table:table-cell table:style-name="ce4" table:formula="of:=[.AM36]" office:value-type="float" office:value="89.73333333" calcext:value-type="float">
            <text:p>89.73333333</text:p>
          </table:table-cell>
          <table:table-cell table:style-name="ce8" office:value-type="float" office:value="129" calcext:value-type="float">
            <text:p>129</text:p>
          </table:table-cell>
          <table:table-cell table:style-name="ce4" table:formula="of:=[.BZ36]" office:value-type="float" office:value="161.8666667" calcext:value-type="float">
            <text:p>161.8666667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 calcext:value-type="string">
            <text:p>OPTIMAL 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style-name="ce8" office:value-type="float" office:value="37" calcext:value-type="float">
            <text:p>37</text:p>
          </table:table-cell>
          <table:table-cell table:style-name="ce4" table:formula="of:=[.AC37]" office:value-type="float" office:value="69" calcext:value-type="float">
            <text:p>69</text:p>
          </table:table-cell>
          <table:table-cell table:style-name="ce4" table:formula="of:=[.AH37]" office:value-type="float" office:value="79" calcext:value-type="float">
            <text:p>79</text:p>
          </table:table-cell>
          <table:table-cell table:style-name="ce4" table:formula="of:=[.AM37]" office:value-type="float" office:value="85" calcext:value-type="float">
            <text:p>85</text:p>
          </table:table-cell>
          <table:table-cell table:style-name="ce8" office:value-type="float" office:value="113" calcext:value-type="float">
            <text:p>113</text:p>
          </table:table-cell>
          <table:table-cell table:style-name="ce4" table:formula="of:=[.BZ37]" office:value-type="float" office:value="141" calcext:value-type="float">
            <text:p>141</text:p>
          </table:table-cell>
          <table:table-cell table:number-columns-repeated="1012"/>
        </table:table-row>
        <table:table-row table:style-name="ro2" table:number-rows-repeated="94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05" meta:object-count="0"/>
    <meta:generator>LibreOfficeDev/6.0.5.2$Linux_X86_64 LibreOffice_project/</meta:generator>
  </office:meta>
</office:document-meta>
</file>